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306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5">
            <text:p>13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25">
            <text:p>22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8">
            <text:p>23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010">
            <text:p>1301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051">
            <text:p>1305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742">
            <text:p>1374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25">
            <text:p>2021-01-2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6 - 1.09)">
            <text:p>(0.86 - 1.0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84.75">
            <text:p>-84.75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283976678729393">
            <text:p>-0.0028397668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90076622224268">
            <text:p>0.99007662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39.125">
            <text:p>-139.1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492914083259522">
            <text:p>-0.0049291408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82795628087438">
            <text:p>0.9827956281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37.5">
            <text:p>-37.5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18865076969514">
            <text:p>-0.0018865077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934041985268">
            <text:p>0.9934041985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260">
            <text:p>19260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15.75">
            <text:p>-15.75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0817757009345794">
            <text:p>-0.000817757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97139161171281">
            <text:p>0.9971391612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854">
            <text:p>14854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5.25">
            <text:p>-35.2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7309815537902">
            <text:p>-0.0023730982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705194382089">
            <text:p>0.9917051944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944">
            <text:p>944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41">
            <text:p>15041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.25">
            <text:p>-1.25</text:p>
          </table:table-cell>
          <table:table-cell office:value-type="float" office:value="548.75">
            <text:p>548.75</text:p>
          </table:table-cell>
          <table:table-cell office:value-type="float" office:value="-146.25">
            <text:p>-146.25</text:p>
          </table:table-cell>
          <table:table-cell table:style-name="ce17" office:value-type="float" office:value="-0.0000831061764510338">
            <text:p>-8.31E-005</text:p>
          </table:table-cell>
          <table:table-cell office:value-type="float" office:value="0.0272197420634921">
            <text:p>0.0272197421</text:p>
          </table:table-cell>
          <table:table-cell office:value-type="float" office:value="-0.00515164324210081">
            <text:p>-0.0051516432</text:p>
          </table:table-cell>
          <table:table-cell office:value-type="float" office:value="0.999709141919429">
            <text:p>0.9997091419</text:p>
          </table:table-cell>
          <table:table-cell office:value-type="float" office:value="1.09672128936391">
            <text:p>1.0967212894</text:p>
          </table:table-cell>
          <table:table-cell office:value-type="float" office:value="0.982021265931711">
            <text:p>0.9820212659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472">
            <text:p>20472</text:p>
          </table:table-cell>
          <table:table-cell office:value-type="float" office:value="28300">
            <text:p>28300</text:p>
          </table:table-cell>
          <table:table-cell office:value-type="float" office:value="-62.75">
            <text:p>-62.75</text:p>
          </table:table-cell>
          <table:table-cell office:value-type="float" office:value="-11.75">
            <text:p>-11.75</text:p>
          </table:table-cell>
          <table:table-cell office:value-type="float" office:value="371.75">
            <text:p>371.75</text:p>
          </table:table-cell>
          <table:table-cell office:value-type="float" office:value="-0.0039968152866242">
            <text:p>-0.0039968153</text:p>
          </table:table-cell>
          <table:table-cell office:value-type="float" office:value="-0.000573954669792888">
            <text:p>-0.0005739547</text:p>
          </table:table-cell>
          <table:table-cell office:value-type="float" office:value="0.0131360424028269">
            <text:p>0.0131360424</text:p>
          </table:table-cell>
          <table:table-cell office:value-type="float" office:value="0.986042456580389">
            <text:p>0.9860424566</text:p>
          </table:table-cell>
          <table:table-cell office:value-type="float" office:value="0.997991804326692">
            <text:p>0.9979918043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725">
            <text:p>725</text:p>
          </table:table-cell>
          <table:table-cell office:value-type="float" office:value="15320">
            <text:p>15320</text:p>
          </table:table-cell>
          <table:table-cell office:value-type="float" office:value="21606">
            <text:p>21606</text:p>
          </table:table-cell>
          <table:table-cell office:value-type="float" office:value="29711">
            <text:p>29711</text:p>
          </table:table-cell>
          <table:table-cell office:value-type="float" office:value="-39">
            <text:p>-39</text:p>
          </table:table-cell>
          <table:table-cell office:value-type="float" office:value="23.5">
            <text:p>23.5</text:p>
          </table:table-cell>
          <table:table-cell office:value-type="float" office:value="114.375">
            <text:p>114.375</text:p>
          </table:table-cell>
          <table:table-cell office:value-type="float" office:value="-0.00254569190600522">
            <text:p>-0.0025456919</text:p>
          </table:table-cell>
          <table:table-cell office:value-type="float" office:value="0.00108766083495325">
            <text:p>0.0010876608</text:p>
          </table:table-cell>
          <table:table-cell office:value-type="float" office:value="0.00384958432903638">
            <text:p>0.0038495843</text:p>
          </table:table-cell>
          <table:table-cell office:value-type="float" office:value="0.991102780201651">
            <text:p>0.9911027802</text:p>
          </table:table-cell>
          <table:table-cell office:value-type="float" office:value="1.00380913161428">
            <text:p>1.0038091316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1018">
            <text:p>1018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4746">
            <text:p>14746</text:p>
          </table:table-cell>
          <table:table-cell office:value-type="float" office:value="21867">
            <text:p>21867</text:p>
          </table:table-cell>
          <table:table-cell office:value-type="float" office:value="29982">
            <text:p>29982</text:p>
          </table:table-cell>
          <table:table-cell office:value-type="float" office:value="-46.875">
            <text:p>-46.875</text:p>
          </table:table-cell>
          <table:table-cell office:value-type="float" office:value="126.5">
            <text:p>126.5</text:p>
          </table:table-cell>
          <table:table-cell office:value-type="float" office:value="-31.875">
            <text:p>-31.875</text:p>
          </table:table-cell>
          <table:table-cell office:value-type="float" office:value="-0.00317882815678828">
            <text:p>-0.0031788282</text:p>
          </table:table-cell>
          <table:table-cell office:value-type="float" office:value="0.00578497279004893">
            <text:p>0.0057849728</text:p>
          </table:table-cell>
          <table:table-cell office:value-type="float" office:value="-0.00106313788272964">
            <text:p>-0.0010631379</text:p>
          </table:table-cell>
          <table:table-cell office:value-type="float" office:value="0.988893907150204">
            <text:p>0.9888939072</text:p>
          </table:table-cell>
          <table:table-cell office:value-type="float" office:value="1.02031299794913">
            <text:p>1.0203129979</text:p>
          </table:table-cell>
          <table:table-cell office:value-type="float" office:value="0.996281232724275">
            <text:p>0.99628123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713">
            <text:p>713</text:p>
          </table:table-cell>
          <table:table-cell office:value-type="float" office:value="15052">
            <text:p>15052</text:p>
          </table:table-cell>
          <table:table-cell office:value-type="float" office:value="20382">
            <text:p>20382</text:p>
          </table:table-cell>
          <table:table-cell office:value-type="float" office:value="28389">
            <text:p>28389</text:p>
          </table:table-cell>
          <table:table-cell office:value-type="float" office:value="-33.25">
            <text:p>-33.25</text:p>
          </table:table-cell>
          <table:table-cell office:value-type="float" office:value="169.75">
            <text:p>169.75</text:p>
          </table:table-cell>
          <table:table-cell office:value-type="float" office:value="-146.25">
            <text:p>-146.25</text:p>
          </table:table-cell>
          <table:table-cell office:value-type="float" office:value="-0.00220900876959872">
            <text:p>-0.0022090088</text:p>
          </table:table-cell>
          <table:table-cell office:value-type="float" office:value="0.00832842704346973">
            <text:p>0.008328427</text:p>
          </table:table-cell>
          <table:table-cell office:value-type="float" office:value="-0.00515164324210081">
            <text:p>-0.0051516432</text:p>
          </table:table-cell>
          <table:table-cell office:value-type="float" office:value="0.992278033557103">
            <text:p>0.9922780336</text:p>
          </table:table-cell>
          <table:table-cell office:value-type="float" office:value="1.0292854455383">
            <text:p>1.0292854455</text:p>
          </table:table-cell>
          <table:table-cell office:value-type="float" office:value="0.982021265931711">
            <text:p>0.98202126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5608">
            <text:p>15608</text:p>
          </table:table-cell>
          <table:table-cell office:value-type="float" office:value="19810">
            <text:p>19810</text:p>
          </table:table-cell>
          <table:table-cell office:value-type="float" office:value="27533">
            <text:p>27533</text:p>
          </table:table-cell>
          <table:table-cell office:value-type="float" office:value="276">
            <text:p>276</text:p>
          </table:table-cell>
          <table:table-cell office:value-type="float" office:value="-62.125">
            <text:p>-62.125</text:p>
          </table:table-cell>
          <table:table-cell office:value-type="float" office:value="-63.375">
            <text:p>-63.375</text:p>
          </table:table-cell>
          <table:table-cell office:value-type="float" office:value="0.0176832393644285">
            <text:p>0.0176832394</text:p>
          </table:table-cell>
          <table:table-cell office:value-type="float" office:value="-0.00313604240282686">
            <text:p>-0.0031360424</text:p>
          </table:table-cell>
          <table:table-cell office:value-type="float" office:value="-0.00230178331456797">
            <text:p>-0.0023017833</text:p>
          </table:table-cell>
          <table:table-cell office:value-type="float" office:value="1.06250422380616">
            <text:p>1.0625042238</text:p>
          </table:table-cell>
          <table:table-cell office:value-type="float" office:value="0.989043127723533">
            <text:p>0.9890431277</text:p>
          </table:table-cell>
          <table:table-cell office:value-type="float" office:value="0.991954142883609">
            <text:p>0.99195414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766">
            <text:p>766</text:p>
          </table:table-cell>
          <table:table-cell office:value-type="float" office:value="15249">
            <text:p>15249</text:p>
          </table:table-cell>
          <table:table-cell office:value-type="float" office:value="19697">
            <text:p>19697</text:p>
          </table:table-cell>
          <table:table-cell office:value-type="float" office:value="29131">
            <text:p>29131</text:p>
          </table:table-cell>
          <table:table-cell office:value-type="float" office:value="-21.25">
            <text:p>-21.25</text:p>
          </table:table-cell>
          <table:table-cell office:value-type="float" office:value="311.375">
            <text:p>311.375</text:p>
          </table:table-cell>
          <table:table-cell office:value-type="float" office:value="65.375">
            <text:p>65.375</text:p>
          </table:table-cell>
          <table:table-cell office:value-type="float" office:value="-0.00139353400222965">
            <text:p>-0.001393534</text:p>
          </table:table-cell>
          <table:table-cell office:value-type="float" office:value="0.0158082449103924">
            <text:p>0.0158082449</text:p>
          </table:table-cell>
          <table:table-cell office:value-type="float" office:value="0.00224417287425766">
            <text:p>0.0022441729</text:p>
          </table:table-cell>
          <table:table-cell office:value-type="float" office:value="0.995126437188746">
            <text:p>0.9951264372</text:p>
          </table:table-cell>
          <table:table-cell office:value-type="float" office:value="1.05581866237638">
            <text:p>1.0558186624</text:p>
          </table:table-cell>
          <table:table-cell office:value-type="float" office:value="1.00786447623121">
            <text:p>1.00786447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4746">
            <text:p>14746</text:p>
          </table:table-cell>
          <table:table-cell office:value-type="float" office:value="19939">
            <text:p>19939</text:p>
          </table:table-cell>
          <table:table-cell office:value-type="float" office:value="29533">
            <text:p>29533</text:p>
          </table:table-cell>
          <table:table-cell office:value-type="float" office:value="-46.875">
            <text:p>-46.875</text:p>
          </table:table-cell>
          <table:table-cell office:value-type="float" office:value="374.875">
            <text:p>374.875</text:p>
          </table:table-cell>
          <table:table-cell office:value-type="float" office:value="176.5">
            <text:p>176.5</text:p>
          </table:table-cell>
          <table:table-cell office:value-type="float" office:value="-0.00317882815678828">
            <text:p>-0.0031788282</text:p>
          </table:table-cell>
          <table:table-cell office:value-type="float" office:value="0.0188010933346707">
            <text:p>0.0188010933</text:p>
          </table:table-cell>
          <table:table-cell office:value-type="float" office:value="0.00597636542173162">
            <text:p>0.0059763654</text:p>
          </table:table-cell>
          <table:table-cell office:value-type="float" office:value="0.988893907150204">
            <text:p>0.9888939072</text:p>
          </table:table-cell>
          <table:table-cell office:value-type="float" office:value="1.06649664964808">
            <text:p>1.0664966496</text:p>
          </table:table-cell>
          <table:table-cell office:value-type="float" office:value="1.02098728418562">
            <text:p>1.02098728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5052">
            <text:p>15052</text:p>
          </table:table-cell>
          <table:table-cell office:value-type="float" office:value="20338">
            <text:p>20338</text:p>
          </table:table-cell>
          <table:table-cell office:value-type="float" office:value="27835">
            <text:p>27835</text:p>
          </table:table-cell>
          <table:table-cell office:value-type="float" office:value="-33.25">
            <text:p>-33.25</text:p>
          </table:table-cell>
          <table:table-cell office:value-type="float" office:value="221.5">
            <text:p>221.5</text:p>
          </table:table-cell>
          <table:table-cell office:value-type="float" office:value="624.375">
            <text:p>624.375</text:p>
          </table:table-cell>
          <table:table-cell office:value-type="float" office:value="-0.00220900876959872">
            <text:p>-0.0022090088</text:p>
          </table:table-cell>
          <table:table-cell office:value-type="float" office:value="0.010890943062248">
            <text:p>0.0108909431</text:p>
          </table:table-cell>
          <table:table-cell office:value-type="float" office:value="0.0224312915394288">
            <text:p>0.0224312915</text:p>
          </table:table-cell>
          <table:table-cell office:value-type="float" office:value="0.992278033557103">
            <text:p>0.9922780336</text:p>
          </table:table-cell>
          <table:table-cell office:value-type="float" office:value="1.03835078149381">
            <text:p>1.0383507815</text:p>
          </table:table-cell>
          <table:table-cell office:value-type="float" office:value="1.07949571955465">
            <text:p>1.0794957196</text:p>
          </table:table-cell>
          <table:table-cell table:number-columns-repeated="2" office:value-type="float" office:value="0">
            <text:p>0</text:p>
          </table:table-cell>
          <table:table-cell office:value-type="float" office:value="31.2461959739282">
            <text:p>31.246195973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600">
            <text:p>600</text:p>
          </table:table-cell>
          <table:table-cell office:value-type="float" office:value="15495">
            <text:p>15495</text:p>
          </table:table-cell>
          <table:table-cell office:value-type="float" office:value="20472">
            <text:p>20472</text:p>
          </table:table-cell>
          <table:table-cell office:value-type="float" office:value="30897">
            <text:p>30897</text:p>
          </table:table-cell>
          <table:table-cell office:value-type="float" office:value="272.375">
            <text:p>272.375</text:p>
          </table:table-cell>
          <table:table-cell office:value-type="float" office:value="-15.75">
            <text:p>-15.75</text:p>
          </table:table-cell>
          <table:table-cell office:value-type="float" office:value="437.625">
            <text:p>437.625</text:p>
          </table:table-cell>
          <table:table-cell office:value-type="float" office:value="0.0175782510487254">
            <text:p>0.017578251</text:p>
          </table:table-cell>
          <table:table-cell office:value-type="float" office:value="-0.000769343493552169">
            <text:p>-0.0007693435</text:p>
          </table:table-cell>
          <table:table-cell office:value-type="float" office:value="0.014163996504515">
            <text:p>0.0141639965</text:p>
          </table:table-cell>
          <table:table-cell office:value-type="float" office:value="1.06212950869401">
            <text:p>1.0621295087</text:p>
          </table:table-cell>
          <table:table-cell office:value-type="float" office:value="0.997308457875813">
            <text:p>0.9973084579</text:p>
          </table:table-cell>
          <table:table-cell office:value-type="float" office:value="1.04996720060788">
            <text:p>1.04996720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5444">
            <text:p>15444</text:p>
          </table:table-cell>
          <table:table-cell office:value-type="float" office:value="21762">
            <text:p>21762</text:p>
          </table:table-cell>
          <table:table-cell office:value-type="float" office:value="32617">
            <text:p>32617</text:p>
          </table:table-cell>
          <table:table-cell office:value-type="float" office:value="306.75">
            <text:p>306.75</text:p>
          </table:table-cell>
          <table:table-cell office:value-type="float" office:value="2.875">
            <text:p>2.875</text:p>
          </table:table-cell>
          <table:table-cell office:value-type="float" office:value="-19.5">
            <text:p>-19.5</text:p>
          </table:table-cell>
          <table:table-cell office:value-type="float" office:value="0.0198620823620824">
            <text:p>0.0198620824</text:p>
          </table:table-cell>
          <table:table-cell office:value-type="float" office:value="0.000132111019207793">
            <text:p>0.000132111</text:p>
          </table:table-cell>
          <table:table-cell office:value-type="float" office:value="-0.000597847748106815">
            <text:p>-0.0005978477</text:p>
          </table:table-cell>
          <table:table-cell office:value-type="float" office:value="1.07029051280617">
            <text:p>1.0702905128</text:p>
          </table:table-cell>
          <table:table-cell office:value-type="float" office:value="1.00046242277574">
            <text:p>1.0004624228</text:p>
          </table:table-cell>
          <table:table-cell office:value-type="float" office:value="0.997908233428609">
            <text:p>0.99790823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1242">
            <text:p>1242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5654">
            <text:p>15654</text:p>
          </table:table-cell>
          <table:table-cell office:value-type="float" office:value="21898">
            <text:p>21898</text:p>
          </table:table-cell>
          <table:table-cell office:value-type="float" office:value="33772">
            <text:p>33772</text:p>
          </table:table-cell>
          <table:table-cell office:value-type="float" office:value="298.75">
            <text:p>298.75</text:p>
          </table:table-cell>
          <table:table-cell office:value-type="float" office:value="159.625">
            <text:p>159.625</text:p>
          </table:table-cell>
          <table:table-cell office:value-type="float" office:value="-214.375">
            <text:p>-214.375</text:p>
          </table:table-cell>
          <table:table-cell office:value-type="float" office:value="0.0190845790213364">
            <text:p>0.019084579</text:p>
          </table:table-cell>
          <table:table-cell office:value-type="float" office:value="0.00728947849118641">
            <text:p>0.0072894785</text:p>
          </table:table-cell>
          <table:table-cell office:value-type="float" office:value="-0.00634771408267204">
            <text:p>-0.0063477141</text:p>
          </table:table-cell>
          <table:table-cell office:value-type="float" office:value="1.06750990004126">
            <text:p>1.0675099</text:p>
          </table:table-cell>
          <table:table-cell office:value-type="float" office:value="1.02561732225263">
            <text:p>1.0256173223</text:p>
          </table:table-cell>
          <table:table-cell office:value-type="float" office:value="0.977861975919835">
            <text:p>0.9778619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1209">
            <text:p>1209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998">
            <text:p>15998</text:p>
          </table:table-cell>
          <table:table-cell office:value-type="float" office:value="20772">
            <text:p>20772</text:p>
          </table:table-cell>
          <table:table-cell office:value-type="float" office:value="32378">
            <text:p>32378</text:p>
          </table:table-cell>
          <table:table-cell office:value-type="float" office:value="121.5">
            <text:p>121.5</text:p>
          </table:table-cell>
          <table:table-cell office:value-type="float" office:value="504.5">
            <text:p>504.5</text:p>
          </table:table-cell>
          <table:table-cell office:value-type="float" office:value="-797.625">
            <text:p>-797.625</text:p>
          </table:table-cell>
          <table:table-cell office:value-type="float" office:value="0.00759469933741718">
            <text:p>0.0075946993</text:p>
          </table:table-cell>
          <table:table-cell office:value-type="float" office:value="0.0242875024070865">
            <text:p>0.0242875024</text:p>
          </table:table-cell>
          <table:table-cell office:value-type="float" office:value="-0.0246347828772623">
            <text:p>-0.0246347829</text:p>
          </table:table-cell>
          <table:table-cell office:value-type="float" office:value="1.02669449941869">
            <text:p>1.0266944994</text:p>
          </table:table-cell>
          <table:table-cell office:value-type="float" office:value="1.08616242866022">
            <text:p>1.0861624287</text:p>
          </table:table-cell>
          <table:table-cell office:value-type="float" office:value="0.914967730083305">
            <text:p>0.9149677301</text:p>
          </table:table-cell>
          <table:table-cell office:value-type="float" office:value="0">
            <text:p>0</text:p>
          </table:table-cell>
          <table:table-cell office:value-type="float" office:value="28.8844406584629">
            <text:p>28.8844406585</text:p>
          </table:table-cell>
          <table:table-cell office:value-type="float" office:value="-27.7889164218197">
            <text:p>-27.788916421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5598">
            <text:p>15598</text:p>
          </table:table-cell>
          <table:table-cell office:value-type="float" office:value="22468">
            <text:p>22468</text:p>
          </table:table-cell>
          <table:table-cell office:value-type="float" office:value="31106">
            <text:p>31106</text:p>
          </table:table-cell>
          <table:table-cell office:value-type="float" office:value="273.375">
            <text:p>273.375</text:p>
          </table:table-cell>
          <table:table-cell office:value-type="float" office:value="-913.5">
            <text:p>-913.5</text:p>
          </table:table-cell>
          <table:table-cell office:value-type="float" office:value="470.125">
            <text:p>470.125</text:p>
          </table:table-cell>
          <table:table-cell office:value-type="float" office:value="0.0175262854212078">
            <text:p>0.0175262854</text:p>
          </table:table-cell>
          <table:table-cell office:value-type="float" office:value="-0.0406578244614563">
            <text:p>-0.0406578245</text:p>
          </table:table-cell>
          <table:table-cell office:value-type="float" office:value="0.0151136436700315">
            <text:p>0.0151136437</text:p>
          </table:table-cell>
          <table:table-cell office:value-type="float" office:value="1.06194405350833">
            <text:p>1.0619440535</text:p>
          </table:table-cell>
          <table:table-cell office:value-type="float" office:value="0.860937609417183">
            <text:p>0.8609376094</text:p>
          </table:table-cell>
          <table:table-cell office:value-type="float" office:value="1.05334546040608">
            <text:p>1.0533454604</text:p>
          </table:table-cell>
          <table:table-cell office:value-type="float" office:value="0">
            <text:p>0</text:p>
          </table:table-cell>
          <table:table-cell office:value-type="float" office:value="-16.699338549837">
            <text:p>-16.6993385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5548">
            <text:p>15548</text:p>
          </table:table-cell>
          <table:table-cell office:value-type="float" office:value="20250">
            <text:p>20250</text:p>
          </table:table-cell>
          <table:table-cell office:value-type="float" office:value="32617">
            <text:p>32617</text:p>
          </table:table-cell>
          <table:table-cell office:value-type="float" office:value="273.125">
            <text:p>273.125</text:p>
          </table:table-cell>
          <table:table-cell office:value-type="float" office:value="-1043.75">
            <text:p>-1043.75</text:p>
          </table:table-cell>
          <table:table-cell office:value-type="float" office:value="-19.5">
            <text:p>-19.5</text:p>
          </table:table-cell>
          <table:table-cell office:value-type="float" office:value="0.0175665680473373">
            <text:p>0.017566568</text:p>
          </table:table-cell>
          <table:table-cell office:value-type="float" office:value="-0.0515432098765432">
            <text:p>-0.0515432099</text:p>
          </table:table-cell>
          <table:table-cell office:value-type="float" office:value="-0.000597847748106815">
            <text:p>-0.0005978477</text:p>
          </table:table-cell>
          <table:table-cell office:value-type="float" office:value="1.06208781341909">
            <text:p>1.0620878134</text:p>
          </table:table-cell>
          <table:table-cell office:value-type="float" office:value="0.824805902301478">
            <text:p>0.8248059023</text:p>
          </table:table-cell>
          <table:table-cell office:value-type="float" office:value="0.997908233428609">
            <text:p>0.9979082334</text:p>
          </table:table-cell>
          <table:table-cell office:value-type="float" office:value="0">
            <text:p>0</text:p>
          </table:table-cell>
          <table:table-cell office:value-type="float" office:value="-13.0982552476272">
            <text:p>-13.098255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36">
            <text:p>1136</text:p>
          </table:table-cell>
          <table:table-cell office:value-type="float" office:value="14626">
            <text:p>14626</text:p>
          </table:table-cell>
          <table:table-cell office:value-type="float" office:value="20229">
            <text:p>20229</text:p>
          </table:table-cell>
          <table:table-cell office:value-type="float" office:value="33772">
            <text:p>33772</text:p>
          </table:table-cell>
          <table:table-cell office:value-type="float" office:value="-857">
            <text:p>-857</text:p>
          </table:table-cell>
          <table:table-cell office:value-type="float" office:value="-162.25">
            <text:p>-162.25</text:p>
          </table:table-cell>
          <table:table-cell office:value-type="float" office:value="-214.375">
            <text:p>-214.375</text:p>
          </table:table-cell>
          <table:table-cell office:value-type="float" office:value="-0.058594284151511">
            <text:p>-0.0585942842</text:p>
          </table:table-cell>
          <table:table-cell office:value-type="float" office:value="-0.00802066340402393">
            <text:p>-0.0080206634</text:p>
          </table:table-cell>
          <table:table-cell office:value-type="float" office:value="-0.00634771408267204">
            <text:p>-0.0063477141</text:p>
          </table:table-cell>
          <table:table-cell office:value-type="float" office:value="0.801649254134758">
            <text:p>0.8016492541</text:p>
          </table:table-cell>
          <table:table-cell office:value-type="float" office:value="0.97205376692714">
            <text:p>0.9720537669</text:p>
          </table:table-cell>
          <table:table-cell office:value-type="float" office:value="0.977861975919835">
            <text:p>0.9778619759</text:p>
          </table:table-cell>
          <table:table-cell office:value-type="float" office:value="-11.4795429144678">
            <text:p>-11.47954291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2842">
            <text:p>12842</text:p>
          </table:table-cell>
          <table:table-cell office:value-type="float" office:value="20850">
            <text:p>20850</text:p>
          </table:table-cell>
          <table:table-cell office:value-type="float" office:value="32520">
            <text:p>32520</text:p>
          </table:table-cell>
          <table:table-cell office:value-type="float" office:value="-744">
            <text:p>-744</text:p>
          </table:table-cell>
          <table:table-cell office:value-type="float" office:value="443.5">
            <text:p>443.5</text:p>
          </table:table-cell>
          <table:table-cell office:value-type="float" office:value="-747.5">
            <text:p>-747.5</text:p>
          </table:table-cell>
          <table:table-cell office:value-type="float" office:value="-0.0579349011057468">
            <text:p>-0.0579349011</text:p>
          </table:table-cell>
          <table:table-cell office:value-type="float" office:value="0.0212709832134293">
            <text:p>0.0212709832</text:p>
          </table:table-cell>
          <table:table-cell office:value-type="float" office:value="-0.0229858548585486">
            <text:p>-0.0229858549</text:p>
          </table:table-cell>
          <table:table-cell office:value-type="float" office:value="0.803806493551506">
            <text:p>0.8038064936</text:p>
          </table:table-cell>
          <table:table-cell office:value-type="float" office:value="1.07533525251166">
            <text:p>1.0753352525</text:p>
          </table:table-cell>
          <table:table-cell office:value-type="float" office:value="0.920585073061293">
            <text:p>0.9205850731</text:p>
          </table:table-cell>
          <table:table-cell office:value-type="float" office:value="-11.6142213705497">
            <text:p>-11.6142213705</text:p>
          </table:table-cell>
          <table:table-cell office:value-type="float" office:value="32.9318712731916">
            <text:p>32.9318712732</text:p>
          </table:table-cell>
          <table:table-cell office:value-type="float" office:value="-29.8074628908636">
            <text:p>-29.807462890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2120">
            <text:p>12120</text:p>
          </table:table-cell>
          <table:table-cell office:value-type="float" office:value="20546">
            <text:p>20546</text:p>
          </table:table-cell>
          <table:table-cell office:value-type="float" office:value="31106">
            <text:p>31106</text:p>
          </table:table-cell>
          <table:table-cell office:value-type="float" office:value="-515.625">
            <text:p>-515.625</text:p>
          </table:table-cell>
          <table:table-cell office:value-type="float" office:value="-932">
            <text:p>-932</text:p>
          </table:table-cell>
          <table:table-cell office:value-type="float" office:value="470.125">
            <text:p>470.125</text:p>
          </table:table-cell>
          <table:table-cell office:value-type="float" office:value="-0.0425433168316832">
            <text:p>-0.0425433168</text:p>
          </table:table-cell>
          <table:table-cell office:value-type="float" office:value="-0.0453616275674097">
            <text:p>-0.0453616276</text:p>
          </table:table-cell>
          <table:table-cell office:value-type="float" office:value="0.0151136436700315">
            <text:p>0.0151136437</text:p>
          </table:table-cell>
          <table:table-cell office:value-type="float" office:value="0.854645861350909">
            <text:p>0.8546458614</text:p>
          </table:table-cell>
          <table:table-cell office:value-type="float" office:value="0.845267350934972">
            <text:p>0.8452673509</text:p>
          </table:table-cell>
          <table:table-cell office:value-type="float" office:value="1.05334546040608">
            <text:p>1.0533454604</text:p>
          </table:table-cell>
          <table:table-cell office:value-type="float" office:value="-15.9436548319519">
            <text:p>-15.943654832</text:p>
          </table:table-cell>
          <table:table-cell office:value-type="float" office:value="-14.9312192456602">
            <text:p>-14.9312192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577">
            <text:p>577</text:p>
          </table:table-cell>
          <table:table-cell office:value-type="float" office:value="12088">
            <text:p>12088</text:p>
          </table:table-cell>
          <table:table-cell office:value-type="float" office:value="19991">
            <text:p>19991</text:p>
          </table:table-cell>
          <table:table-cell office:value-type="float" office:value="32776">
            <text:p>32776</text:p>
          </table:table-cell>
          <table:table-cell office:value-type="float" office:value="-346">
            <text:p>-346</text:p>
          </table:table-cell>
          <table:table-cell office:value-type="float" office:value="-1112.5">
            <text:p>-1112.5</text:p>
          </table:table-cell>
          <table:table-cell office:value-type="float" office:value="124.125">
            <text:p>124.125</text:p>
          </table:table-cell>
          <table:table-cell office:value-type="float" office:value="-0.0286234281932495">
            <text:p>-0.0286234282</text:p>
          </table:table-cell>
          <table:table-cell office:value-type="float" office:value="-0.0556500425191336">
            <text:p>-0.0556500425</text:p>
          </table:table-cell>
          <table:table-cell office:value-type="float" office:value="0.00378706980717598">
            <text:p>0.0037870698</text:p>
          </table:table-cell>
          <table:table-cell office:value-type="float" office:value="0.901423830581034">
            <text:p>0.9014238306</text:p>
          </table:table-cell>
          <table:table-cell office:value-type="float" office:value="0.8112948285585">
            <text:p>0.8112948286</text:p>
          </table:table-cell>
          <table:table-cell office:value-type="float" office:value="1.01328285444466">
            <text:p>1.0132828544</text:p>
          </table:table-cell>
          <table:table-cell office:value-type="float" office:value="-23.8678273329522">
            <text:p>-23.867827333</text:p>
          </table:table-cell>
          <table:table-cell office:value-type="float" office:value="-12.1055846379962">
            <text:p>-12.1055846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12835">
            <text:p>12835</text:p>
          </table:table-cell>
          <table:table-cell office:value-type="float" office:value="19906">
            <text:p>19906</text:p>
          </table:table-cell>
          <table:table-cell office:value-type="float" office:value="33715">
            <text:p>33715</text:p>
          </table:table-cell>
          <table:table-cell office:value-type="float" office:value="-278.125">
            <text:p>-278.125</text:p>
          </table:table-cell>
          <table:table-cell office:value-type="float" office:value="-306.375">
            <text:p>-306.375</text:p>
          </table:table-cell>
          <table:table-cell office:value-type="float" office:value="-378.5">
            <text:p>-378.5</text:p>
          </table:table-cell>
          <table:table-cell office:value-type="float" office:value="-0.0216692637319829">
            <text:p>-0.0216692637</text:p>
          </table:table-cell>
          <table:table-cell office:value-type="float" office:value="-0.0153910881141364">
            <text:p>-0.0153910881</text:p>
          </table:table-cell>
          <table:table-cell office:value-type="float" office:value="-0.0112264570665876">
            <text:p>-0.0112264571</text:p>
          </table:table-cell>
          <table:table-cell office:value-type="float" office:value="0.925077908639805">
            <text:p>0.9250779086</text:p>
          </table:table-cell>
          <table:table-cell office:value-type="float" office:value="0.946595487363463">
            <text:p>0.9465954874</text:p>
          </table:table-cell>
          <table:table-cell office:value-type="float" office:value="0.960954425609949">
            <text:p>0.9609544256</text:p>
          </table:table-cell>
          <table:table-cell office:value-type="float" office:value="-31.639735150856">
            <text:p>-31.6397351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090">
            <text:p>12090</text:p>
          </table:table-cell>
          <table:table-cell office:value-type="float" office:value="19190">
            <text:p>19190</text:p>
          </table:table-cell>
          <table:table-cell office:value-type="float" office:value="32470">
            <text:p>32470</text:p>
          </table:table-cell>
          <table:table-cell office:value-type="float" office:value="-852.25">
            <text:p>-852.25</text:p>
          </table:table-cell>
          <table:table-cell office:value-type="float" office:value="-532.75">
            <text:p>-532.75</text:p>
          </table:table-cell>
          <table:table-cell office:value-type="float" office:value="-737.875">
            <text:p>-737.875</text:p>
          </table:table-cell>
          <table:table-cell office:value-type="float" office:value="-0.0704921422663358">
            <text:p>-0.0704921423</text:p>
          </table:table-cell>
          <table:table-cell office:value-type="float" office:value="-0.0277618551328817">
            <text:p>-0.0277618551</text:p>
          </table:table-cell>
          <table:table-cell office:value-type="float" office:value="-0.0227248229134586">
            <text:p>-0.0227248229</text:p>
          </table:table-cell>
          <table:table-cell office:value-type="float" office:value="0.763017020625567">
            <text:p>0.7630170206</text:p>
          </table:table-cell>
          <table:table-cell office:value-type="float" office:value="0.904344119411736">
            <text:p>0.9043441194</text:p>
          </table:table-cell>
          <table:table-cell office:value-type="float" office:value="0.921475298252733">
            <text:p>0.9214752983</text:p>
          </table:table-cell>
          <table:table-cell office:value-type="float" office:value="-9.48217522020694">
            <text:p>-9.4821752202</text:p>
          </table:table-cell>
          <table:table-cell office:value-type="float" office:value="-24.6194104778447">
            <text:p>-24.6194104778</text:p>
          </table:table-cell>
          <table:table-cell office:value-type="float" office:value="-30.1538624244635">
            <text:p>-30.153862424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835">
            <text:p>835</text:p>
          </table:table-cell>
          <table:table-cell office:value-type="float" office:value="11140">
            <text:p>11140</text:p>
          </table:table-cell>
          <table:table-cell office:value-type="float" office:value="17837">
            <text:p>17837</text:p>
          </table:table-cell>
          <table:table-cell office:value-type="float" office:value="30089">
            <text:p>30089</text:p>
          </table:table-cell>
          <table:table-cell office:value-type="float" office:value="-612.75">
            <text:p>-612.75</text:p>
          </table:table-cell>
          <table:table-cell office:value-type="float" office:value="-61.75">
            <text:p>-61.75</text:p>
          </table:table-cell>
          <table:table-cell office:value-type="float" office:value="-1501.875">
            <text:p>-1501.875</text:p>
          </table:table-cell>
          <table:table-cell office:value-type="float" office:value="-0.0550044883303411">
            <text:p>-0.0550044883</text:p>
          </table:table-cell>
          <table:table-cell office:value-type="float" office:value="-0.00346190502887257">
            <text:p>-0.003461905</text:p>
          </table:table-cell>
          <table:table-cell office:value-type="float" office:value="-0.0499144205523613">
            <text:p>-0.0499144206</text:p>
          </table:table-cell>
          <table:table-cell office:value-type="float" office:value="0.813414258567312">
            <text:p>0.8134142586</text:p>
          </table:table-cell>
          <table:table-cell office:value-type="float" office:value="0.987906822580347">
            <text:p>0.9879068226</text:p>
          </table:table-cell>
          <table:table-cell office:value-type="float" office:value="0.830182768849728">
            <text:p>0.8301827688</text:p>
          </table:table-cell>
          <table:table-cell office:value-type="float" office:value="-12.2518063180986">
            <text:p>-12.2518063181</text:p>
          </table:table-cell>
          <table:table-cell office:value-type="float" office:value="0">
            <text:p>0</text:p>
          </table:table-cell>
          <table:table-cell office:value-type="float" office:value="-13.5371808792526">
            <text:p>-13.537180879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561">
            <text:p>561</text:p>
          </table:table-cell>
          <table:table-cell office:value-type="float" office:value="11552">
            <text:p>11552</text:p>
          </table:table-cell>
          <table:table-cell office:value-type="float" office:value="17397">
            <text:p>17397</text:p>
          </table:table-cell>
          <table:table-cell office:value-type="float" office:value="27002">
            <text:p>27002</text:p>
          </table:table-cell>
          <table:table-cell office:value-type="float" office:value="-264.375">
            <text:p>-264.375</text:p>
          </table:table-cell>
          <table:table-cell office:value-type="float" office:value="-118.25">
            <text:p>-118.25</text:p>
          </table:table-cell>
          <table:table-cell office:value-type="float" office:value="-1596">
            <text:p>-1596</text:p>
          </table:table-cell>
          <table:table-cell office:value-type="float" office:value="-0.0228856475069252">
            <text:p>-0.0228856475</text:p>
          </table:table-cell>
          <table:table-cell office:value-type="float" office:value="-0.00679714893372421">
            <text:p>-0.0067971489</text:p>
          </table:table-cell>
          <table:table-cell office:value-type="float" office:value="-0.0591067328346048">
            <text:p>-0.0591067328</text:p>
          </table:table-cell>
          <table:table-cell office:value-type="float" office:value="0.920926789334912">
            <text:p>0.9209267893</text:p>
          </table:table-cell>
          <table:table-cell office:value-type="float" office:value="0.976300533149875">
            <text:p>0.9763005331</text:p>
          </table:table-cell>
          <table:table-cell office:value-type="float" office:value="0.799973902576991">
            <text:p>0.7999739026</text:p>
          </table:table-cell>
          <table:table-cell office:value-type="float" office:value="-29.9395074968479">
            <text:p>-29.9395074968</text:p>
          </table:table-cell>
          <table:table-cell office:value-type="float" office:value="0">
            <text:p>0</text:p>
          </table:table-cell>
          <table:table-cell office:value-type="float" office:value="-11.3769501411592">
            <text:p>-11.376950141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2440">
            <text:p>12440</text:p>
          </table:table-cell>
          <table:table-cell office:value-type="float" office:value="16742">
            <text:p>16742</text:p>
          </table:table-cell>
          <table:table-cell office:value-type="float" office:value="24868">
            <text:p>24868</text:p>
          </table:table-cell>
          <table:table-cell office:value-type="float" office:value="-160.375">
            <text:p>-160.375</text:p>
          </table:table-cell>
          <table:table-cell office:value-type="float" office:value="-251">
            <text:p>-251</text:p>
          </table:table-cell>
          <table:table-cell office:value-type="float" office:value="-1452.75">
            <text:p>-1452.75</text:p>
          </table:table-cell>
          <table:table-cell office:value-type="float" office:value="-0.0128918810289389">
            <text:p>-0.012891881</text:p>
          </table:table-cell>
          <table:table-cell office:value-type="float" office:value="-0.0149922350973599">
            <text:p>-0.0149922351</text:p>
          </table:table-cell>
          <table:table-cell office:value-type="float" office:value="-0.0584184494129001">
            <text:p>-0.0584184494</text:p>
          </table:table-cell>
          <table:table-cell office:value-type="float" office:value="0.955204169567784">
            <text:p>0.9552041696</text:p>
          </table:table-cell>
          <table:table-cell office:value-type="float" office:value="0.947967720701141">
            <text:p>0.9479677207</text:p>
          </table:table-cell>
          <table:table-cell office:value-type="float" office:value="0.802224348909192">
            <text:p>0.8022243489</text:p>
          </table:table-cell>
          <table:table-cell table:number-columns-repeated="2" office:value-type="float" office:value="0">
            <text:p>0</text:p>
          </table:table-cell>
          <table:table-cell office:value-type="float" office:value="-11.515159837637">
            <text:p>-11.515159837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1900">
            <text:p>11900</text:p>
          </table:table-cell>
          <table:table-cell office:value-type="float" office:value="15626">
            <text:p>15626</text:p>
          </table:table-cell>
          <table:table-cell office:value-type="float" office:value="22605">
            <text:p>22605</text:p>
          </table:table-cell>
          <table:table-cell office:value-type="float" office:value="-41.25">
            <text:p>-41.25</text:p>
          </table:table-cell>
          <table:table-cell office:value-type="float" office:value="-82.75">
            <text:p>-82.75</text:p>
          </table:table-cell>
          <table:table-cell office:value-type="float" office:value="-211.5">
            <text:p>-211.5</text:p>
          </table:table-cell>
          <table:table-cell office:value-type="float" office:value="-0.00346638655462185">
            <text:p>-0.0034663866</text:p>
          </table:table-cell>
          <table:table-cell office:value-type="float" office:value="-0.00529566107769103">
            <text:p>-0.0052956611</text:p>
          </table:table-cell>
          <table:table-cell office:value-type="float" office:value="-0.00935633709356337">
            <text:p>-0.0093563371</text:p>
          </table:table-cell>
          <table:table-cell office:value-type="float" office:value="0.987891198096886">
            <text:p>0.9878911981</text:p>
          </table:table-cell>
          <table:table-cell office:value-type="float" office:value="0.981520152519531">
            <text:p>0.9815201525</text:p>
          </table:table-cell>
          <table:table-cell office:value-type="float" office:value="0.967424400618393">
            <text:p>0.96742440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140">
            <text:p>11140</text:p>
          </table:table-cell>
          <table:table-cell office:value-type="float" office:value="15128">
            <text:p>15128</text:p>
          </table:table-cell>
          <table:table-cell office:value-type="float" office:value="23283">
            <text:p>23283</text:p>
          </table:table-cell>
          <table:table-cell office:value-type="float" office:value="-612.75">
            <text:p>-612.75</text:p>
          </table:table-cell>
          <table:table-cell office:value-type="float" office:value="-157.875">
            <text:p>-157.875</text:p>
          </table:table-cell>
          <table:table-cell office:value-type="float" office:value="21.5">
            <text:p>21.5</text:p>
          </table:table-cell>
          <table:table-cell office:value-type="float" office:value="-0.0550044883303411">
            <text:p>-0.0550044883</text:p>
          </table:table-cell>
          <table:table-cell office:value-type="float" office:value="-0.0104359465891063">
            <text:p>-0.0104359466</text:p>
          </table:table-cell>
          <table:table-cell office:value-type="float" office:value="0.000923420521410471">
            <text:p>0.0009234205</text:p>
          </table:table-cell>
          <table:table-cell office:value-type="float" office:value="0.813414258567312">
            <text:p>0.8134142586</text:p>
          </table:table-cell>
          <table:table-cell office:value-type="float" office:value="0.963687648541301">
            <text:p>0.9636876485</text:p>
          </table:table-cell>
          <table:table-cell office:value-type="float" office:value="1.00323364312764">
            <text:p>1.0032336431</text:p>
          </table:table-cell>
          <table:table-cell office:value-type="float" office:value="-12.2518063180986">
            <text:p>-12.25180631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1552">
            <text:p>11552</text:p>
          </table:table-cell>
          <table:table-cell office:value-type="float" office:value="15074">
            <text:p>15074</text:p>
          </table:table-cell>
          <table:table-cell office:value-type="float" office:value="23413">
            <text:p>23413</text:p>
          </table:table-cell>
          <table:table-cell office:value-type="float" office:value="-264.375">
            <text:p>-264.375</text:p>
          </table:table-cell>
          <table:table-cell office:value-type="float" office:value="-134.75">
            <text:p>-134.75</text:p>
          </table:table-cell>
          <table:table-cell office:value-type="float" office:value="-137">
            <text:p>-137</text:p>
          </table:table-cell>
          <table:table-cell office:value-type="float" office:value="-0.0228856475069252">
            <text:p>-0.0228856475</text:p>
          </table:table-cell>
          <table:table-cell office:value-type="float" office:value="-0.00893923311662465">
            <text:p>-0.0089392331</text:p>
          </table:table-cell>
          <table:table-cell office:value-type="float" office:value="-0.00585145004911801">
            <text:p>-0.00585145</text:p>
          </table:table-cell>
          <table:table-cell office:value-type="float" office:value="0.920926789334912">
            <text:p>0.9209267893</text:p>
          </table:table-cell>
          <table:table-cell office:value-type="float" office:value="0.968869307473692">
            <text:p>0.9688693075</text:p>
          </table:table-cell>
          <table:table-cell office:value-type="float" office:value="0.979587034184734">
            <text:p>0.9795870342</text:p>
          </table:table-cell>
          <table:table-cell office:value-type="float" office:value="-29.9395074968479">
            <text:p>-29.93950749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1848">
            <text:p>11848</text:p>
          </table:table-cell>
          <table:table-cell office:value-type="float" office:value="15896">
            <text:p>15896</text:p>
          </table:table-cell>
          <table:table-cell office:value-type="float" office:value="22302">
            <text:p>22302</text:p>
          </table:table-cell>
          <table:table-cell office:value-type="float" office:value="-132.75">
            <text:p>-132.75</text:p>
          </table:table-cell>
          <table:table-cell office:value-type="float" office:value="-269">
            <text:p>-269</text:p>
          </table:table-cell>
          <table:table-cell office:value-type="float" office:value="-296.625">
            <text:p>-296.625</text:p>
          </table:table-cell>
          <table:table-cell office:value-type="float" office:value="-0.0112044226873734">
            <text:p>-0.0112044227</text:p>
          </table:table-cell>
          <table:table-cell office:value-type="float" office:value="-0.0169224962254655">
            <text:p>-0.0169224962</text:p>
          </table:table-cell>
          <table:table-cell office:value-type="float" office:value="-0.0133003766478343">
            <text:p>-0.0133003766</text:p>
          </table:table-cell>
          <table:table-cell office:value-type="float" office:value="0.961030577206198">
            <text:p>0.9610305772</text:p>
          </table:table-cell>
          <table:table-cell office:value-type="float" office:value="0.941332550132732">
            <text:p>0.9413325501</text:p>
          </table:table-cell>
          <table:table-cell office:value-type="float" office:value="0.95379540576977">
            <text:p>0.95379540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472">
            <text:p>11472</text:p>
          </table:table-cell>
          <table:table-cell office:value-type="float" office:value="15534">
            <text:p>15534</text:p>
          </table:table-cell>
          <table:table-cell office:value-type="float" office:value="21817">
            <text:p>21817</text:p>
          </table:table-cell>
          <table:table-cell office:value-type="float" office:value="-73.5">
            <text:p>-73.5</text:p>
          </table:table-cell>
          <table:table-cell office:value-type="float" office:value="-35.75">
            <text:p>-35.75</text:p>
          </table:table-cell>
          <table:table-cell office:value-type="float" office:value="-84.5">
            <text:p>-84.5</text:p>
          </table:table-cell>
          <table:table-cell office:value-type="float" office:value="-0.00640690376569038">
            <text:p>-0.0064069038</text:p>
          </table:table-cell>
          <table:table-cell office:value-type="float" office:value="-0.00230140337324578">
            <text:p>-0.0023014034</text:p>
          </table:table-cell>
          <table:table-cell office:value-type="float" office:value="-0.00387312646101664">
            <text:p>-0.0038731265</text:p>
          </table:table-cell>
          <table:table-cell office:value-type="float" office:value="0.977656291715175">
            <text:p>0.9776562917</text:p>
          </table:table-cell>
          <table:table-cell office:value-type="float" office:value="0.991955469250313">
            <text:p>0.9919554693</text:p>
          </table:table-cell>
          <table:table-cell office:value-type="float" office:value="0.986473459559265">
            <text:p>0.98647345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11636">
            <text:p>11636</text:p>
          </table:table-cell>
          <table:table-cell office:value-type="float" office:value="16290">
            <text:p>16290</text:p>
          </table:table-cell>
          <table:table-cell office:value-type="float" office:value="22944">
            <text:p>22944</text:p>
          </table:table-cell>
          <table:table-cell office:value-type="float" office:value="-100">
            <text:p>-100</text:p>
          </table:table-cell>
          <table:table-cell office:value-type="float" office:value="70.875">
            <text:p>70.875</text:p>
          </table:table-cell>
          <table:table-cell office:value-type="float" office:value="71.125">
            <text:p>71.125</text:p>
          </table:table-cell>
          <table:table-cell office:value-type="float" office:value="-0.0085940185630801">
            <text:p>-0.0085940186</text:p>
          </table:table-cell>
          <table:table-cell office:value-type="float" office:value="0.00435082872928177">
            <text:p>0.0043508287</text:p>
          </table:table-cell>
          <table:table-cell office:value-type="float" office:value="0.0030999389818689">
            <text:p>0.003099939</text:p>
          </table:table-cell>
          <table:table-cell office:value-type="float" office:value="0.970065695053142">
            <text:p>0.9700656951</text:p>
          </table:table-cell>
          <table:table-cell office:value-type="float" office:value="1.01526500278532">
            <text:p>1.0152650028</text:p>
          </table:table-cell>
          <table:table-cell office:value-type="float" office:value="1.01086862129506">
            <text:p>1.01086862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335">
            <text:p>11335</text:p>
          </table:table-cell>
          <table:table-cell office:value-type="float" office:value="16202">
            <text:p>16202</text:p>
          </table:table-cell>
          <table:table-cell office:value-type="float" office:value="23206">
            <text:p>23206</text:p>
          </table:table-cell>
          <table:table-cell office:value-type="float" office:value="-135.25">
            <text:p>-135.25</text:p>
          </table:table-cell>
          <table:table-cell office:value-type="float" office:value="-147.75">
            <text:p>-147.75</text:p>
          </table:table-cell>
          <table:table-cell office:value-type="float" office:value="-98.5">
            <text:p>-98.5</text:p>
          </table:table-cell>
          <table:table-cell office:value-type="float" office:value="-0.0119320688134098">
            <text:p>-0.0119320688</text:p>
          </table:table-cell>
          <table:table-cell office:value-type="float" office:value="-0.00911924453771139">
            <text:p>-0.0091192445</text:p>
          </table:table-cell>
          <table:table-cell office:value-type="float" office:value="-0.00424459191588382">
            <text:p>-0.0042445919</text:p>
          </table:table-cell>
          <table:table-cell office:value-type="float" office:value="0.958516812714755">
            <text:p>0.9585168127</text:p>
          </table:table-cell>
          <table:table-cell office:value-type="float" office:value="0.96824563893505">
            <text:p>0.9682456389</text:p>
          </table:table-cell>
          <table:table-cell office:value-type="float" office:value="0.98517924075305">
            <text:p>0.98517924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1608">
            <text:p>11608</text:p>
          </table:table-cell>
          <table:table-cell office:value-type="float" office:value="15158">
            <text:p>15158</text:p>
          </table:table-cell>
          <table:table-cell office:value-type="float" office:value="21998">
            <text:p>21998</text:p>
          </table:table-cell>
          <table:table-cell office:value-type="float" office:value="-22">
            <text:p>-22</text:p>
          </table:table-cell>
          <table:table-cell office:value-type="float" office:value="-168.875">
            <text:p>-168.875</text:p>
          </table:table-cell>
          <table:table-cell office:value-type="float" office:value="-171.375">
            <text:p>-171.375</text:p>
          </table:table-cell>
          <table:table-cell office:value-type="float" office:value="-0.00189524465885596">
            <text:p>-0.0018952447</text:p>
          </table:table-cell>
          <table:table-cell office:value-type="float" office:value="-0.0111409816598496">
            <text:p>-0.0111409817</text:p>
          </table:table-cell>
          <table:table-cell office:value-type="float" office:value="-0.00779048095281389">
            <text:p>-0.007790481</text:p>
          </table:table-cell>
          <table:table-cell office:value-type="float" office:value="0.993373683920545">
            <text:p>0.9933736839</text:p>
          </table:table-cell>
          <table:table-cell office:value-type="float" office:value="0.961249842276323">
            <text:p>0.9612498423</text:p>
          </table:table-cell>
          <table:table-cell office:value-type="float" office:value="0.972852272188365">
            <text:p>0.97285227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11470">
            <text:p>11470</text:p>
          </table:table-cell>
          <table:table-cell office:value-type="float" office:value="15026">
            <text:p>15026</text:p>
          </table:table-cell>
          <table:table-cell office:value-type="float" office:value="21130">
            <text:p>21130</text:p>
          </table:table-cell>
          <table:table-cell office:value-type="float" office:value="-53.75">
            <text:p>-53.75</text:p>
          </table:table-cell>
          <table:table-cell office:value-type="float" office:value="-50.625">
            <text:p>-50.625</text:p>
          </table:table-cell>
          <table:table-cell office:value-type="float" office:value="-44.5">
            <text:p>-44.5</text:p>
          </table:table-cell>
          <table:table-cell office:value-type="float" office:value="-0.00468613775065388">
            <text:p>-0.0046861378</text:p>
          </table:table-cell>
          <table:table-cell office:value-type="float" office:value="-0.00336916012245441">
            <text:p>-0.0033691601</text:p>
          </table:table-cell>
          <table:table-cell office:value-type="float" office:value="-0.00210601041173687">
            <text:p>-0.0021060104</text:p>
          </table:table-cell>
          <table:table-cell office:value-type="float" office:value="0.983641559251267">
            <text:p>0.9836415593</text:p>
          </table:table-cell>
          <table:table-cell office:value-type="float" office:value="0.988230188001674">
            <text:p>0.988230188</text:p>
          </table:table-cell>
          <table:table-cell office:value-type="float" office:value="0.992637656707435">
            <text:p>0.99263765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888">
            <text:p>888</text:p>
          </table:table-cell>
          <table:table-cell office:value-type="float" office:value="11202">
            <text:p>11202</text:p>
          </table:table-cell>
          <table:table-cell office:value-type="float" office:value="14925">
            <text:p>14925</text:p>
          </table:table-cell>
          <table:table-cell office:value-type="float" office:value="22063">
            <text:p>22063</text:p>
          </table:table-cell>
          <table:table-cell office:value-type="float" office:value="-201.125">
            <text:p>-201.125</text:p>
          </table:table-cell>
          <table:table-cell office:value-type="float" office:value="-149">
            <text:p>-149</text:p>
          </table:table-cell>
          <table:table-cell office:value-type="float" office:value="-108.5">
            <text:p>-108.5</text:p>
          </table:table-cell>
          <table:table-cell office:value-type="float" office:value="-0.0179543831458668">
            <text:p>-0.0179543831</text:p>
          </table:table-cell>
          <table:table-cell office:value-type="float" office:value="-0.00998324958123953">
            <text:p>-0.0099832496</text:p>
          </table:table-cell>
          <table:table-cell office:value-type="float" office:value="-0.00491773557539772">
            <text:p>-0.0049177356</text:p>
          </table:table-cell>
          <table:table-cell office:value-type="float" office:value="0.937791484342797">
            <text:p>0.9377914843</text:p>
          </table:table-cell>
          <table:table-cell office:value-type="float" office:value="0.965253970399176">
            <text:p>0.9652539704</text:p>
          </table:table-cell>
          <table:table-cell office:value-type="float" office:value="0.982835326367559">
            <text:p>0.98283532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1030">
            <text:p>11030</text:p>
          </table:table-cell>
          <table:table-cell office:value-type="float" office:value="14852">
            <text:p>14852</text:p>
          </table:table-cell>
          <table:table-cell office:value-type="float" office:value="21537">
            <text:p>21537</text:p>
          </table:table-cell>
          <table:table-cell office:value-type="float" office:value="-95.375">
            <text:p>-95.375</text:p>
          </table:table-cell>
          <table:table-cell office:value-type="float" office:value="-377.75">
            <text:p>-377.75</text:p>
          </table:table-cell>
          <table:table-cell office:value-type="float" office:value="-63">
            <text:p>-63</text:p>
          </table:table-cell>
          <table:table-cell office:value-type="float" office:value="-0.00864687216681777">
            <text:p>-0.0086468722</text:p>
          </table:table-cell>
          <table:table-cell office:value-type="float" office:value="-0.0254342849447886">
            <text:p>-0.0254342849</text:p>
          </table:table-cell>
          <table:table-cell office:value-type="float" office:value="-0.0029251984956122">
            <text:p>-0.0029251985</text:p>
          </table:table-cell>
          <table:table-cell office:value-type="float" office:value="0.969882493476746">
            <text:p>0.9698824935</text:p>
          </table:table-cell>
          <table:table-cell office:value-type="float" office:value="0.912247932280519">
            <text:p>0.9122479323</text:p>
          </table:table-cell>
          <table:table-cell office:value-type="float" office:value="0.989778576566385">
            <text:p>0.9897785766</text:p>
          </table:table-cell>
          <table:table-cell office:value-type="float" office:value="0">
            <text:p>0</text:p>
          </table:table-cell>
          <table:table-cell office:value-type="float" office:value="-26.9044119396393">
            <text:p>-26.90441193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11132">
            <text:p>11132</text:p>
          </table:table-cell>
          <table:table-cell office:value-type="float" office:value="14714">
            <text:p>14714</text:p>
          </table:table-cell>
          <table:table-cell office:value-type="float" office:value="21280">
            <text:p>21280</text:p>
          </table:table-cell>
          <table:table-cell office:value-type="float" office:value="-137.25">
            <text:p>-137.25</text:p>
          </table:table-cell>
          <table:table-cell office:value-type="float" office:value="-226.625">
            <text:p>-226.625</text:p>
          </table:table-cell>
          <table:table-cell office:value-type="float" office:value="-375.375">
            <text:p>-375.375</text:p>
          </table:table-cell>
          <table:table-cell office:value-type="float" office:value="-0.0123293208767517">
            <text:p>-0.0123293209</text:p>
          </table:table-cell>
          <table:table-cell office:value-type="float" office:value="-0.0154019980970504">
            <text:p>-0.0154019981</text:p>
          </table:table-cell>
          <table:table-cell office:value-type="float" office:value="-0.0176398026315789">
            <text:p>-0.0176398026</text:p>
          </table:table-cell>
          <table:table-cell office:value-type="float" office:value="0.957145320751802">
            <text:p>0.9571453208</text:p>
          </table:table-cell>
          <table:table-cell office:value-type="float" office:value="0.946557960889271">
            <text:p>0.9465579609</text:p>
          </table:table-cell>
          <table:table-cell office:value-type="float" office:value="0.938870569557761">
            <text:p>0.93887056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335">
            <text:p>11335</text:p>
          </table:table-cell>
          <table:table-cell office:value-type="float" office:value="14988">
            <text:p>14988</text:p>
          </table:table-cell>
          <table:table-cell office:value-type="float" office:value="21461">
            <text:p>21461</text:p>
          </table:table-cell>
          <table:table-cell office:value-type="float" office:value="3.5">
            <text:p>3.5</text:p>
          </table:table-cell>
          <table:table-cell office:value-type="float" office:value="-243.25">
            <text:p>-243.25</text:p>
          </table:table-cell>
          <table:table-cell office:value-type="float" office:value="-401.75">
            <text:p>-401.75</text:p>
          </table:table-cell>
          <table:table-cell office:value-type="float" office:value="0.000308778120864579">
            <text:p>0.0003087781</text:p>
          </table:table-cell>
          <table:table-cell office:value-type="float" office:value="-0.0162296503869762">
            <text:p>-0.0162296504</text:p>
          </table:table-cell>
          <table:table-cell office:value-type="float" office:value="-0.0187200037276921">
            <text:p>-0.0187200037</text:p>
          </table:table-cell>
          <table:table-cell office:value-type="float" office:value="1.00108091029712">
            <text:p>1.0010809103</text:p>
          </table:table-cell>
          <table:table-cell office:value-type="float" office:value="0.943712490686883">
            <text:p>0.9437124907</text:p>
          </table:table-cell>
          <table:table-cell office:value-type="float" office:value="0.935166846490625">
            <text:p>0.93516684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1226">
            <text:p>1226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10916">
            <text:p>10916</text:p>
          </table:table-cell>
          <table:table-cell office:value-type="float" office:value="14355">
            <text:p>14355</text:p>
          </table:table-cell>
          <table:table-cell office:value-type="float" office:value="21482">
            <text:p>21482</text:p>
          </table:table-cell>
          <table:table-cell office:value-type="float" office:value="-135.5">
            <text:p>-135.5</text:p>
          </table:table-cell>
          <table:table-cell office:value-type="float" office:value="-156.5">
            <text:p>-156.5</text:p>
          </table:table-cell>
          <table:table-cell office:value-type="float" office:value="-108">
            <text:p>-108</text:p>
          </table:table-cell>
          <table:table-cell office:value-type="float" office:value="-0.0124129717845365">
            <text:p>-0.0124129718</text:p>
          </table:table-cell>
          <table:table-cell office:value-type="float" office:value="-0.0109021246952281">
            <text:p>-0.0109021247</text:p>
          </table:table-cell>
          <table:table-cell office:value-type="float" office:value="-0.00502746485429662">
            <text:p>-0.0050274649</text:p>
          </table:table-cell>
          <table:table-cell office:value-type="float" office:value="0.956856599216429">
            <text:p>0.9568565992</text:p>
          </table:table-cell>
          <table:table-cell office:value-type="float" office:value="0.962075521959527">
            <text:p>0.962075522</text:p>
          </table:table-cell>
          <table:table-cell office:value-type="float" office:value="0.98245341279957">
            <text:p>0.9824534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856">
            <text:p>856</text:p>
          </table:table-cell>
          <table:table-cell office:value-type="float" office:value="10352">
            <text:p>10352</text:p>
          </table:table-cell>
          <table:table-cell office:value-type="float" office:value="14342">
            <text:p>14342</text:p>
          </table:table-cell>
          <table:table-cell office:value-type="float" office:value="21185">
            <text:p>21185</text:p>
          </table:table-cell>
          <table:table-cell office:value-type="float" office:value="-93.5">
            <text:p>-93.5</text:p>
          </table:table-cell>
          <table:table-cell office:value-type="float" office:value="-341">
            <text:p>-341</text:p>
          </table:table-cell>
          <table:table-cell office:value-type="float" office:value="-91.375">
            <text:p>-91.375</text:p>
          </table:table-cell>
          <table:table-cell office:value-type="float" office:value="-0.00903207109737249">
            <text:p>-0.0090320711</text:p>
          </table:table-cell>
          <table:table-cell office:value-type="float" office:value="-0.0237763212941012">
            <text:p>-0.0237763213</text:p>
          </table:table-cell>
          <table:table-cell office:value-type="float" office:value="-0.00431319329714421">
            <text:p>-0.0043131933</text:p>
          </table:table-cell>
          <table:table-cell office:value-type="float" office:value="0.96854764464348">
            <text:p>0.9685476446</text:p>
          </table:table-cell>
          <table:table-cell office:value-type="float" office:value="0.917890889841035">
            <text:p>0.9178908898</text:p>
          </table:table-cell>
          <table:table-cell office:value-type="float" office:value="0.984940286587376">
            <text:p>0.9849402866</text:p>
          </table:table-cell>
          <table:table-cell office:value-type="float" office:value="0">
            <text:p>0</text:p>
          </table:table-cell>
          <table:table-cell office:value-type="float" office:value="-28.8048718356679">
            <text:p>-28.8048718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table:number-columns-repeated="2" office:value-type="float" office:value="814">
            <text:p>814</text:p>
          </table:table-cell>
          <table:table-cell office:value-type="float" office:value="10150">
            <text:p>10150</text:p>
          </table:table-cell>
          <table:table-cell office:value-type="float" office:value="14336">
            <text:p>14336</text:p>
          </table:table-cell>
          <table:table-cell office:value-type="float" office:value="20449">
            <text:p>20449</text:p>
          </table:table-cell>
          <table:table-cell office:value-type="float" office:value="-50.5">
            <text:p>-50.5</text:p>
          </table:table-cell>
          <table:table-cell office:value-type="float" office:value="-11.625">
            <text:p>-11.625</text:p>
          </table:table-cell>
          <table:table-cell office:value-type="float" office:value="-274.125">
            <text:p>-274.125</text:p>
          </table:table-cell>
          <table:table-cell office:value-type="float" office:value="-0.00497536945812808">
            <text:p>-0.0049753695</text:p>
          </table:table-cell>
          <table:table-cell office:value-type="float" office:value="-0.000810895647321429">
            <text:p>-0.0008108956</text:p>
          </table:table-cell>
          <table:table-cell office:value-type="float" office:value="-0.0134053009927136">
            <text:p>-0.013405301</text:p>
          </table:table-cell>
          <table:table-cell office:value-type="float" office:value="0.982634725326992">
            <text:p>0.9826347253</text:p>
          </table:table-cell>
          <table:table-cell office:value-type="float" office:value="0.997163154035807">
            <text:p>0.997163154</text:p>
          </table:table-cell>
          <table:table-cell office:value-type="float" office:value="0.953433662631125">
            <text:p>0.95343366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814">
            <text:p>9814</text:p>
          </table:table-cell>
          <table:table-cell office:value-type="float" office:value="14282">
            <text:p>14282</text:p>
          </table:table-cell>
          <table:table-cell office:value-type="float" office:value="21115">
            <text:p>21115</text:p>
          </table:table-cell>
          <table:table-cell office:value-type="float" office:value="-228.625">
            <text:p>-228.625</text:p>
          </table:table-cell>
          <table:table-cell office:value-type="float" office:value="1">
            <text:p>1</text:p>
          </table:table-cell>
          <table:table-cell office:value-type="float" office:value="-354">
            <text:p>-354</text:p>
          </table:table-cell>
          <table:table-cell office:value-type="float" office:value="-0.0232958019156307">
            <text:p>-0.0232958019</text:p>
          </table:table-cell>
          <table:table-cell table:style-name="ce17" office:value-type="float" office:value="0.0000700182047332306">
            <text:p>7.00E-005</text:p>
          </table:table-cell>
          <table:table-cell office:value-type="float" office:value="-0.0167653327018707">
            <text:p>-0.0167653327</text:p>
          </table:table-cell>
          <table:table-cell office:value-type="float" office:value="0.919528374293601">
            <text:p>0.9195283743</text:p>
          </table:table-cell>
          <table:table-cell office:value-type="float" office:value="1.00024507332556">
            <text:p>1.0002450733</text:p>
          </table:table-cell>
          <table:table-cell office:value-type="float" office:value="0.941872245249437">
            <text:p>0.9418722452</text:p>
          </table:table-cell>
          <table:table-cell office:value-type="float" office:value="-29.4062318810878">
            <text:p>-29.40623188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9852">
            <text:p>9852</text:p>
          </table:table-cell>
          <table:table-cell office:value-type="float" office:value="13580">
            <text:p>13580</text:p>
          </table:table-cell>
          <table:table-cell office:value-type="float" office:value="19148">
            <text:p>19148</text:p>
          </table:table-cell>
          <table:table-cell office:value-type="float" office:value="-202.125">
            <text:p>-202.125</text:p>
          </table:table-cell>
          <table:table-cell office:value-type="float" office:value="-145.625">
            <text:p>-145.625</text:p>
          </table:table-cell>
          <table:table-cell office:value-type="float" office:value="-344.875">
            <text:p>-344.875</text:p>
          </table:table-cell>
          <table:table-cell office:value-type="float" office:value="-0.0205161388550548">
            <text:p>-0.0205161389</text:p>
          </table:table-cell>
          <table:table-cell office:value-type="float" office:value="-0.0107234904270987">
            <text:p>-0.0107234904</text:p>
          </table:table-cell>
          <table:table-cell office:value-type="float" office:value="-0.0180110194276165">
            <text:p>-0.0180110194</text:p>
          </table:table-cell>
          <table:table-cell office:value-type="float" office:value="0.929018501436207">
            <text:p>0.9290185014</text:p>
          </table:table-cell>
          <table:table-cell office:value-type="float" office:value="0.962693170269157">
            <text:p>0.9626931703</text:p>
          </table:table-cell>
          <table:table-cell office:value-type="float" office:value="0.937597249772153">
            <text:p>0.9375972498</text:p>
          </table:table-cell>
          <table:table-cell office:value-type="float" office:value="-33.4376886404302">
            <text:p>-33.43768864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10010">
            <text:p>10010</text:p>
          </table:table-cell>
          <table:table-cell office:value-type="float" office:value="13597">
            <text:p>13597</text:p>
          </table:table-cell>
          <table:table-cell office:value-type="float" office:value="19240">
            <text:p>19240</text:p>
          </table:table-cell>
          <table:table-cell office:value-type="float" office:value="-94.875">
            <text:p>-94.875</text:p>
          </table:table-cell>
          <table:table-cell office:value-type="float" office:value="-381">
            <text:p>-381</text:p>
          </table:table-cell>
          <table:table-cell office:value-type="float" office:value="-434.875">
            <text:p>-434.875</text:p>
          </table:table-cell>
          <table:table-cell office:value-type="float" office:value="-0.00947802197802198">
            <text:p>-0.009478022</text:p>
          </table:table-cell>
          <table:table-cell office:value-type="float" office:value="-0.0280208869603589">
            <text:p>-0.028020887</text:p>
          </table:table-cell>
          <table:table-cell office:value-type="float" office:value="-0.0226026507276507">
            <text:p>-0.0226026507</text:p>
          </table:table-cell>
          <table:table-cell office:value-type="float" office:value="0.96700299556213">
            <text:p>0.9670029956</text:p>
          </table:table-cell>
          <table:table-cell office:value-type="float" office:value="0.903465829046592">
            <text:p>0.903465829</text:p>
          </table:table-cell>
          <table:table-cell office:value-type="float" office:value="0.921892046900258">
            <text:p>0.9218920469</text:p>
          </table:table-cell>
          <table:table-cell office:value-type="float" office:value="0">
            <text:p>0</text:p>
          </table:table-cell>
          <table:table-cell office:value-type="float" office:value="-24.3885884840792">
            <text:p>-24.3885884841</text:p>
          </table:table-cell>
          <table:table-cell office:value-type="float" office:value="-30.3187382347227">
            <text:p>-30.318738234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9955">
            <text:p>9955</text:p>
          </table:table-cell>
          <table:table-cell office:value-type="float" office:value="14298">
            <text:p>14298</text:p>
          </table:table-cell>
          <table:table-cell office:value-type="float" office:value="20132">
            <text:p>20132</text:p>
          </table:table-cell>
          <table:table-cell office:value-type="float" office:value="-103.75">
            <text:p>-103.75</text:p>
          </table:table-cell>
          <table:table-cell office:value-type="float" office:value="-259.25">
            <text:p>-259.25</text:p>
          </table:table-cell>
          <table:table-cell office:value-type="float" office:value="-870">
            <text:p>-870</text:p>
          </table:table-cell>
          <table:table-cell office:value-type="float" office:value="-0.0104218985434455">
            <text:p>-0.0104218985</text:p>
          </table:table-cell>
          <table:table-cell office:value-type="float" office:value="-0.0181319065603581">
            <text:p>-0.0181319066</text:p>
          </table:table-cell>
          <table:table-cell office:value-type="float" office:value="-0.0432147824359229">
            <text:p>-0.0432147824</text:p>
          </table:table-cell>
          <table:table-cell office:value-type="float" office:value="0.963736242397671">
            <text:p>0.9637362424</text:p>
          </table:table-cell>
          <table:table-cell office:value-type="float" office:value="0.937182708468353">
            <text:p>0.9371827085</text:p>
          </table:table-cell>
          <table:table-cell office:value-type="float" office:value="0.852408595619399">
            <text:p>0.8524085956</text:p>
          </table:table-cell>
          <table:table-cell table:number-columns-repeated="2" office:value-type="float" office:value="0">
            <text:p>0</text:p>
          </table:table-cell>
          <table:table-cell office:value-type="float" office:value="-15.6904598692563">
            <text:p>-15.690459869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3257">
            <text:p>13257</text:p>
          </table:table-cell>
          <table:table-cell office:value-type="float" office:value="20552">
            <text:p>20552</text:p>
          </table:table-cell>
          <table:table-cell office:value-type="float" office:value="-251.625">
            <text:p>-251.625</text:p>
          </table:table-cell>
          <table:table-cell office:value-type="float" office:value="-596">
            <text:p>-596</text:p>
          </table:table-cell>
          <table:table-cell office:value-type="float" office:value="-408.875">
            <text:p>-408.875</text:p>
          </table:table-cell>
          <table:table-cell office:value-type="float" office:value="-0.0266269841269841">
            <text:p>-0.0266269841</text:p>
          </table:table-cell>
          <table:table-cell office:value-type="float" office:value="-0.0449573810062608">
            <text:p>-0.044957381</text:p>
          </table:table-cell>
          <table:table-cell office:value-type="float" office:value="-0.0198946574542624">
            <text:p>-0.0198946575</text:p>
          </table:table-cell>
          <table:table-cell office:value-type="float" office:value="0.908195188271605">
            <text:p>0.9081951883</text:p>
          </table:table-cell>
          <table:table-cell office:value-type="float" office:value="0.846610652047694">
            <text:p>0.846610652</text:p>
          </table:table-cell>
          <table:table-cell office:value-type="float" office:value="0.931144461804718">
            <text:p>0.9311444618</text:p>
          </table:table-cell>
          <table:table-cell office:value-type="float" office:value="-25.6836245508447">
            <text:p>-25.6836245508</text:p>
          </table:table-cell>
          <table:table-cell office:value-type="float" office:value="-15.0686422519075">
            <text:p>-15.06864225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9392">
            <text:p>9392</text:p>
          </table:table-cell>
          <table:table-cell office:value-type="float" office:value="12784">
            <text:p>12784</text:p>
          </table:table-cell>
          <table:table-cell office:value-type="float" office:value="18723">
            <text:p>18723</text:p>
          </table:table-cell>
          <table:table-cell office:value-type="float" office:value="-715.5">
            <text:p>-715.5</text:p>
          </table:table-cell>
          <table:table-cell office:value-type="float" office:value="-197.75">
            <text:p>-197.75</text:p>
          </table:table-cell>
          <table:table-cell office:value-type="float" office:value="-278.375">
            <text:p>-278.375</text:p>
          </table:table-cell>
          <table:table-cell office:value-type="float" office:value="-0.0761818568994889">
            <text:p>-0.0761818569</text:p>
          </table:table-cell>
          <table:table-cell office:value-type="float" office:value="-0.0154685544430538">
            <text:p>-0.0154685544</text:p>
          </table:table-cell>
          <table:table-cell office:value-type="float" office:value="-0.0148680766971105">
            <text:p>-0.0148680767</text:p>
          </table:table-cell>
          <table:table-cell office:value-type="float" office:value="0.744738704480271">
            <text:p>0.7447387045</text:p>
          </table:table-cell>
          <table:table-cell office:value-type="float" office:value="0.946329040755365">
            <text:p>0.9463290408</text:p>
          </table:table-cell>
          <table:table-cell office:value-type="float" office:value="0.948395008581269">
            <text:p>0.9483950086</text:p>
          </table:table-cell>
          <table:table-cell office:value-type="float" office:value="-8.74743585581663">
            <text:p>-8.74743585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7818">
            <text:p>7818</text:p>
          </table:table-cell>
          <table:table-cell office:value-type="float" office:value="12626">
            <text:p>12626</text:p>
          </table:table-cell>
          <table:table-cell office:value-type="float" office:value="18683">
            <text:p>18683</text:p>
          </table:table-cell>
          <table:table-cell office:value-type="float" office:value="-816.625">
            <text:p>-816.625</text:p>
          </table:table-cell>
          <table:table-cell office:value-type="float" office:value="-160.25">
            <text:p>-160.25</text:p>
          </table:table-cell>
          <table:table-cell office:value-type="float" office:value="-523.25">
            <text:p>-523.25</text:p>
          </table:table-cell>
          <table:table-cell office:value-type="float" office:value="-0.104454464057304">
            <text:p>-0.1044544641</text:p>
          </table:table-cell>
          <table:table-cell office:value-type="float" office:value="-0.0126920639949311">
            <text:p>-0.012692064</text:p>
          </table:table-cell>
          <table:table-cell office:value-type="float" office:value="-0.0280067440989135">
            <text:p>-0.0280067441</text:p>
          </table:table-cell>
          <table:table-cell office:value-type="float" office:value="0.655794416519974">
            <text:p>0.6557944165</text:p>
          </table:table-cell>
          <table:table-cell office:value-type="float" office:value="0.955893509455106">
            <text:p>0.9558935095</text:p>
          </table:table-cell>
          <table:table-cell office:value-type="float" office:value="0.903513775975246">
            <text:p>0.903513776</text:p>
          </table:table-cell>
          <table:table-cell office:value-type="float" office:value="-6.28293420365541">
            <text:p>-6.2829342037</text:p>
          </table:table-cell>
          <table:table-cell office:value-type="float" office:value="0">
            <text:p>0</text:p>
          </table:table-cell>
          <table:table-cell office:value-type="float" office:value="-24.4010809296163">
            <text:p>-24.401080929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6172">
            <text:p>6172</text:p>
          </table:table-cell>
          <table:table-cell office:value-type="float" office:value="11268">
            <text:p>11268</text:p>
          </table:table-cell>
          <table:table-cell office:value-type="float" office:value="19701">
            <text:p>19701</text:p>
          </table:table-cell>
          <table:table-cell office:value-type="float" office:value="-922.5">
            <text:p>-922.5</text:p>
          </table:table-cell>
          <table:table-cell office:value-type="float" office:value="-497.25">
            <text:p>-497.25</text:p>
          </table:table-cell>
          <table:table-cell office:value-type="float" office:value="-840">
            <text:p>-840</text:p>
          </table:table-cell>
          <table:table-cell office:value-type="float" office:value="-0.149465327284511">
            <text:p>-0.1494653273</text:p>
          </table:table-cell>
          <table:table-cell office:value-type="float" office:value="-0.044129392971246">
            <text:p>-0.044129393</text:p>
          </table:table-cell>
          <table:table-cell office:value-type="float" office:value="-0.0426374295721029">
            <text:p>-0.0426374296</text:p>
          </table:table-cell>
          <table:table-cell office:value-type="float" office:value="0.520657527262334">
            <text:p>0.5206575273</text:p>
          </table:table-cell>
          <table:table-cell office:value-type="float" office:value="0.8493640351157">
            <text:p>0.8493640351</text:p>
          </table:table-cell>
          <table:table-cell office:value-type="float" office:value="0.854332179282651">
            <text:p>0.8543321793</text:p>
          </table:table-cell>
          <table:table-cell office:value-type="float" office:value="-4.2815908959166">
            <text:p>-4.2815908959</text:p>
          </table:table-cell>
          <table:table-cell office:value-type="float" office:value="-15.3579737391399">
            <text:p>-15.3579737391</text:p>
          </table:table-cell>
          <table:table-cell office:value-type="float" office:value="-15.9076865183106">
            <text:p>-15.907686518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4728">
            <text:p>4728</text:p>
          </table:table-cell>
          <table:table-cell office:value-type="float" office:value="10350">
            <text:p>10350</text:p>
          </table:table-cell>
          <table:table-cell office:value-type="float" office:value="17752">
            <text:p>17752</text:p>
          </table:table-cell>
          <table:table-cell office:value-type="float" office:value="-728.375">
            <text:p>-728.375</text:p>
          </table:table-cell>
          <table:table-cell office:value-type="float" office:value="-934.125">
            <text:p>-934.125</text:p>
          </table:table-cell>
          <table:table-cell office:value-type="float" office:value="-865.125">
            <text:p>-865.125</text:p>
          </table:table-cell>
          <table:table-cell office:value-type="float" office:value="-0.15405562605753">
            <text:p>-0.1540556261</text:p>
          </table:table-cell>
          <table:table-cell office:value-type="float" office:value="-0.0902536231884058">
            <text:p>-0.0902536232</text:p>
          </table:table-cell>
          <table:table-cell office:value-type="float" office:value="-0.0487339454709329">
            <text:p>-0.0487339455</text:p>
          </table:table-cell>
          <table:table-cell office:value-type="float" office:value="0.507322255201802">
            <text:p>0.5073222552</text:p>
          </table:table-cell>
          <table:table-cell office:value-type="float" office:value="0.700077923177904">
            <text:p>0.7000779232</text:p>
          </table:table-cell>
          <table:table-cell office:value-type="float" office:value="0.834086185836416">
            <text:p>0.8340861858</text:p>
          </table:table-cell>
          <table:table-cell office:value-type="float" office:value="-4.14309771421654">
            <text:p>-4.1430977142</text:p>
          </table:table-cell>
          <table:table-cell office:value-type="float" office:value="-7.32795637247868">
            <text:p>-7.3279563725</text:p>
          </table:table-cell>
          <table:table-cell office:value-type="float" office:value="-13.8736283440725">
            <text:p>-13.873628344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931">
            <text:p>931</text:p>
          </table:table-cell>
          <table:table-cell office:value-type="float" office:value="4128">
            <text:p>4128</text:p>
          </table:table-cell>
          <table:table-cell office:value-type="float" office:value="10184">
            <text:p>10184</text:p>
          </table:table-cell>
          <table:table-cell office:value-type="float" office:value="16973">
            <text:p>16973</text:p>
          </table:table-cell>
          <table:table-cell office:value-type="float" office:value="-658">
            <text:p>-658</text:p>
          </table:table-cell>
          <table:table-cell office:value-type="float" office:value="-247.25">
            <text:p>-247.25</text:p>
          </table:table-cell>
          <table:table-cell office:value-type="float" office:value="-322.125">
            <text:p>-322.125</text:p>
          </table:table-cell>
          <table:table-cell office:value-type="float" office:value="-0.159399224806202">
            <text:p>-0.1593992248</text:p>
          </table:table-cell>
          <table:table-cell office:value-type="float" office:value="-0.0242782796543598">
            <text:p>-0.0242782797</text:p>
          </table:table-cell>
          <table:table-cell office:value-type="float" office:value="-0.0189786720084841">
            <text:p>-0.018978672</text:p>
          </table:table-cell>
          <table:table-cell office:value-type="float" office:value="0.491902614401178">
            <text:p>0.4919026144</text:p>
          </table:table-cell>
          <table:table-cell office:value-type="float" office:value="0.916181313541172">
            <text:p>0.9161813135</text:p>
          </table:table-cell>
          <table:table-cell office:value-type="float" office:value="0.934280620353069">
            <text:p>0.9342806204</text:p>
          </table:table-cell>
          <table:table-cell office:value-type="float" office:value="-3.99189951044915">
            <text:p>-3.9918995104</text:p>
          </table:table-cell>
          <table:table-cell office:value-type="float" office:value="-28.2021013391459">
            <text:p>-28.20210133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3480">
            <text:p>3480</text:p>
          </table:table-cell>
          <table:table-cell office:value-type="float" office:value="10094">
            <text:p>10094</text:p>
          </table:table-cell>
          <table:table-cell office:value-type="float" office:value="18081">
            <text:p>18081</text:p>
          </table:table-cell>
          <table:table-cell office:value-type="float" office:value="-483.5">
            <text:p>-483.5</text:p>
          </table:table-cell>
          <table:table-cell office:value-type="float" office:value="-732.875">
            <text:p>-732.875</text:p>
          </table:table-cell>
          <table:table-cell office:value-type="float" office:value="-509.5">
            <text:p>-509.5</text:p>
          </table:table-cell>
          <table:table-cell office:value-type="float" office:value="-0.138936781609195">
            <text:p>-0.1389367816</text:p>
          </table:table-cell>
          <table:table-cell office:value-type="float" office:value="-0.072605012878938">
            <text:p>-0.0726050129</text:p>
          </table:table-cell>
          <table:table-cell office:value-type="float" office:value="-0.0281787511752669">
            <text:p>-0.0281787512</text:p>
          </table:table-cell>
          <table:table-cell office:value-type="float" office:value="0.551555985764302">
            <text:p>0.5515559858</text:p>
          </table:table-cell>
          <table:table-cell office:value-type="float" office:value="0.756214571198213">
            <text:p>0.7562145712</text:p>
          </table:table-cell>
          <table:table-cell office:value-type="float" office:value="0.902930693241449">
            <text:p>0.9029306932</text:p>
          </table:table-cell>
          <table:table-cell office:value-type="float" office:value="-4.63372850217513">
            <text:p>-4.6337285022</text:p>
          </table:table-cell>
          <table:table-cell office:value-type="float" office:value="-9.19589558772098">
            <text:p>-9.1958955877</text:p>
          </table:table-cell>
          <table:table-cell office:value-type="float" office:value="-24.2499975138178">
            <text:p>-24.249997513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3888">
            <text:p>3888</text:p>
          </table:table-cell>
          <table:table-cell office:value-type="float" office:value="8740">
            <text:p>8740</text:p>
          </table:table-cell>
          <table:table-cell office:value-type="float" office:value="18810">
            <text:p>18810</text:p>
          </table:table-cell>
          <table:table-cell office:value-type="float" office:value="-261.5">
            <text:p>-261.5</text:p>
          </table:table-cell>
          <table:table-cell office:value-type="float" office:value="-196">
            <text:p>-196</text:p>
          </table:table-cell>
          <table:table-cell office:value-type="float" office:value="-803.25">
            <text:p>-803.25</text:p>
          </table:table-cell>
          <table:table-cell office:value-type="float" office:value="-0.0672582304526749">
            <text:p>-0.0672582305</text:p>
          </table:table-cell>
          <table:table-cell office:value-type="float" office:value="-0.0224256292906178">
            <text:p>-0.0224256293</text:p>
          </table:table-cell>
          <table:table-cell office:value-type="float" office:value="-0.0427033492822967">
            <text:p>-0.0427033493</text:p>
          </table:table-cell>
          <table:table-cell office:value-type="float" office:value="0.773462585760343">
            <text:p>0.7734625858</text:p>
          </table:table-cell>
          <table:table-cell office:value-type="float" office:value="0.922495998827035">
            <text:p>0.9224959988</text:p>
          </table:table-cell>
          <table:table-cell office:value-type="float" office:value="0.854112486550216">
            <text:p>0.8541124866</text:p>
          </table:table-cell>
          <table:table-cell office:value-type="float" office:value="-9.95516492013574">
            <text:p>-9.9551649201</text:p>
          </table:table-cell>
          <table:table-cell office:value-type="float" office:value="-30.5608222290072">
            <text:p>-30.560822229</text:p>
          </table:table-cell>
          <table:table-cell office:value-type="float" office:value="-15.882587506822">
            <text:p>-15.882587506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4308">
            <text:p>4308</text:p>
          </table:table-cell>
          <table:table-cell office:value-type="float" office:value="8670">
            <text:p>8670</text:p>
          </table:table-cell>
          <table:table-cell office:value-type="float" office:value="17431">
            <text:p>17431</text:p>
          </table:table-cell>
          <table:table-cell office:value-type="float" office:value="-172.5">
            <text:p>-172.5</text:p>
          </table:table-cell>
          <table:table-cell office:value-type="float" office:value="-1121.75">
            <text:p>-1121.75</text:p>
          </table:table-cell>
          <table:table-cell office:value-type="float" office:value="-960.625">
            <text:p>-960.625</text:p>
          </table:table-cell>
          <table:table-cell office:value-type="float" office:value="-0.040041782729805">
            <text:p>-0.0400417827</text:p>
          </table:table-cell>
          <table:table-cell office:value-type="float" office:value="-0.129382929642445">
            <text:p>-0.1293829296</text:p>
          </table:table-cell>
          <table:table-cell office:value-type="float" office:value="-0.0551101485858528">
            <text:p>-0.0551101486</text:p>
          </table:table-cell>
          <table:table-cell office:value-type="float" office:value="0.862996315399477">
            <text:p>0.8629963154</text:p>
          </table:table-cell>
          <table:table-cell office:value-type="float" office:value="0.579970033517851">
            <text:p>0.5799700335</text:p>
          </table:table-cell>
          <table:table-cell office:value-type="float" office:value="0.813067251764739">
            <text:p>0.8130672518</text:p>
          </table:table-cell>
          <table:table-cell office:value-type="float" office:value="-16.9616634041053">
            <text:p>-16.9616634041</text:p>
          </table:table-cell>
          <table:table-cell office:value-type="float" office:value="-5.00275683711548">
            <text:p>-5.0027568371</text:p>
          </table:table-cell>
          <table:table-cell office:value-type="float" office:value="-12.2276392775285">
            <text:p>-12.227639277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4128">
            <text:p>4128</text:p>
          </table:table-cell>
          <table:table-cell office:value-type="float" office:value="7920">
            <text:p>7920</text:p>
          </table:table-cell>
          <table:table-cell office:value-type="float" office:value="15918">
            <text:p>15918</text:p>
          </table:table-cell>
          <table:table-cell office:value-type="float" office:value="-658">
            <text:p>-658</text:p>
          </table:table-cell>
          <table:table-cell office:value-type="float" office:value="-1015.375">
            <text:p>-1015.375</text:p>
          </table:table-cell>
          <table:table-cell office:value-type="float" office:value="-1078.375">
            <text:p>-1078.375</text:p>
          </table:table-cell>
          <table:table-cell office:value-type="float" office:value="-0.159399224806202">
            <text:p>-0.1593992248</text:p>
          </table:table-cell>
          <table:table-cell office:value-type="float" office:value="-0.128203914141414">
            <text:p>-0.1282039141</text:p>
          </table:table-cell>
          <table:table-cell office:value-type="float" office:value="-0.0677456338736022">
            <text:p>-0.0677456339</text:p>
          </table:table-cell>
          <table:table-cell office:value-type="float" office:value="0.491902614401178">
            <text:p>0.4919026144</text:p>
          </table:table-cell>
          <table:table-cell office:value-type="float" office:value="0.583501337963362">
            <text:p>0.583501338</text:p>
          </table:table-cell>
          <table:table-cell office:value-type="float" office:value="0.771885644423907">
            <text:p>0.7718856444</text:p>
          </table:table-cell>
          <table:table-cell office:value-type="float" office:value="-3.99189951044915">
            <text:p>-3.9918995104</text:p>
          </table:table-cell>
          <table:table-cell office:value-type="float" office:value="-5.05210313501958">
            <text:p>-5.052103135</text:p>
          </table:table-cell>
          <table:table-cell office:value-type="float" office:value="-9.88098881118368">
            <text:p>-9.880988811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3480">
            <text:p>3480</text:p>
          </table:table-cell>
          <table:table-cell office:value-type="float" office:value="7416">
            <text:p>7416</text:p>
          </table:table-cell>
          <table:table-cell office:value-type="float" office:value="13372">
            <text:p>13372</text:p>
          </table:table-cell>
          <table:table-cell office:value-type="float" office:value="-483.5">
            <text:p>-483.5</text:p>
          </table:table-cell>
          <table:table-cell office:value-type="float" office:value="-677.625">
            <text:p>-677.625</text:p>
          </table:table-cell>
          <table:table-cell office:value-type="float" office:value="-1184.875">
            <text:p>-1184.875</text:p>
          </table:table-cell>
          <table:table-cell office:value-type="float" office:value="-0.138936781609195">
            <text:p>-0.1389367816</text:p>
          </table:table-cell>
          <table:table-cell office:value-type="float" office:value="-0.0913733818770227">
            <text:p>-0.0913733819</text:p>
          </table:table-cell>
          <table:table-cell office:value-type="float" office:value="-0.0886086598863296">
            <text:p>-0.0886086599</text:p>
          </table:table-cell>
          <table:table-cell office:value-type="float" office:value="0.551555985764302">
            <text:p>0.5515559858</text:p>
          </table:table-cell>
          <table:table-cell office:value-type="float" office:value="0.696557389465083">
            <text:p>0.6965573895</text:p>
          </table:table-cell>
          <table:table-cell office:value-type="float" office:value="0.705258619827275">
            <text:p>0.7052586198</text:p>
          </table:table-cell>
          <table:table-cell office:value-type="float" office:value="-4.63372850217513">
            <text:p>-4.6337285022</text:p>
          </table:table-cell>
          <table:table-cell office:value-type="float" office:value="-7.23376881010183">
            <text:p>-7.2337688101</text:p>
          </table:table-cell>
          <table:table-cell office:value-type="float" office:value="-7.4706348484642">
            <text:p>-7.470634848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3888">
            <text:p>3888</text:p>
          </table:table-cell>
          <table:table-cell office:value-type="float" office:value="6578">
            <text:p>6578</text:p>
          </table:table-cell>
          <table:table-cell office:value-type="float" office:value="10707">
            <text:p>10707</text:p>
          </table:table-cell>
          <table:table-cell office:value-type="float" office:value="-261.5">
            <text:p>-261.5</text:p>
          </table:table-cell>
          <table:table-cell office:value-type="float" office:value="-163.875">
            <text:p>-163.875</text:p>
          </table:table-cell>
          <table:table-cell office:value-type="float" office:value="-1236.125">
            <text:p>-1236.125</text:p>
          </table:table-cell>
          <table:table-cell office:value-type="float" office:value="-0.0672582304526749">
            <text:p>-0.0672582305</text:p>
          </table:table-cell>
          <table:table-cell office:value-type="float" office:value="-0.0249125874125874">
            <text:p>-0.0249125874</text:p>
          </table:table-cell>
          <table:table-cell office:value-type="float" office:value="-0.11545017278416">
            <text:p>-0.1154501728</text:p>
          </table:table-cell>
          <table:table-cell office:value-type="float" office:value="0.773462585760343">
            <text:p>0.7734625858</text:p>
          </table:table-cell>
          <table:table-cell office:value-type="float" office:value="0.91402239259866">
            <text:p>0.9140223926</text:p>
          </table:table-cell>
          <table:table-cell office:value-type="float" office:value="0.622048730351389">
            <text:p>0.6220487304</text:p>
          </table:table-cell>
          <table:table-cell office:value-type="float" office:value="-9.95516492013574">
            <text:p>-9.9551649201</text:p>
          </table:table-cell>
          <table:table-cell office:value-type="float" office:value="-27.475140226838">
            <text:p>-27.4751402268</text:p>
          </table:table-cell>
          <table:table-cell office:value-type="float" office:value="-5.65020650226967">
            <text:p>-5.650206502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3348">
            <text:p>3348</text:p>
          </table:table-cell>
          <table:table-cell office:value-type="float" office:value="5852">
            <text:p>5852</text:p>
          </table:table-cell>
          <table:table-cell office:value-type="float" office:value="9732">
            <text:p>9732</text:p>
          </table:table-cell>
          <table:table-cell office:value-type="float" office:value="-76.5">
            <text:p>-76.5</text:p>
          </table:table-cell>
          <table:table-cell office:value-type="float" office:value="-187">
            <text:p>-187</text:p>
          </table:table-cell>
          <table:table-cell office:value-type="float" office:value="-264">
            <text:p>-264</text:p>
          </table:table-cell>
          <table:table-cell office:value-type="float" office:value="-0.0228494623655914">
            <text:p>-0.0228494624</text:p>
          </table:table-cell>
          <table:table-cell office:value-type="float" office:value="-0.0319548872180451">
            <text:p>-0.0319548872</text:p>
          </table:table-cell>
          <table:table-cell office:value-type="float" office:value="-0.0271270036991369">
            <text:p>-0.0271270037</text:p>
          </table:table-cell>
          <table:table-cell office:value-type="float" office:value="0.921050193664007">
            <text:p>0.9210501937</text:p>
          </table:table-cell>
          <table:table-cell office:value-type="float" office:value="0.890159279778393">
            <text:p>0.8901592798</text:p>
          </table:table-cell>
          <table:table-cell office:value-type="float" office:value="0.906497800739219">
            <text:p>0.9064978007</text:p>
          </table:table-cell>
          <table:table-cell office:value-type="float" office:value="-29.987473762812">
            <text:p>-29.9874737628</text:p>
          </table:table-cell>
          <table:table-cell office:value-type="float" office:value="-21.3429799365427">
            <text:p>-21.3429799365</text:p>
          </table:table-cell>
          <table:table-cell office:value-type="float" office:value="-25.2037634779799">
            <text:p>-25.20376347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3252">
            <text:p>3252</text:p>
          </table:table-cell>
          <table:table-cell office:value-type="float" office:value="5652">
            <text:p>5652</text:p>
          </table:table-cell>
          <table:table-cell office:value-type="float" office:value="9468">
            <text:p>9468</text:p>
          </table:table-cell>
          <table:table-cell office:value-type="float" office:value="-58.5">
            <text:p>-58.5</text:p>
          </table:table-cell>
          <table:table-cell office:value-type="float" office:value="-703.25">
            <text:p>-703.25</text:p>
          </table:table-cell>
          <table:table-cell office:value-type="float" office:value="-207">
            <text:p>-207</text:p>
          </table:table-cell>
          <table:table-cell office:value-type="float" office:value="-0.0179889298892989">
            <text:p>-0.0179889299</text:p>
          </table:table-cell>
          <table:table-cell office:value-type="float" office:value="-0.124424982307148">
            <text:p>-0.1244249823</text:p>
          </table:table-cell>
          <table:table-cell office:value-type="float" office:value="-0.0218631178707224">
            <text:p>-0.0218631179</text:p>
          </table:table-cell>
          <table:table-cell office:value-type="float" office:value="0.937673004520636">
            <text:p>0.9376730045</text:p>
          </table:table-cell>
          <table:table-cell office:value-type="float" office:value="0.594856451320365">
            <text:p>0.5948564513</text:p>
          </table:table-cell>
          <table:table-cell office:value-type="float" office:value="0.924415959461608">
            <text:p>0.9244159595</text:p>
          </table:table-cell>
          <table:table-cell office:value-type="float" office:value="0">
            <text:p>0</text:p>
          </table:table-cell>
          <table:table-cell office:value-type="float" office:value="-5.21655746939437">
            <text:p>-5.2165574694</text:p>
          </table:table-cell>
          <table:table-cell office:value-type="float" office:value="-31.3560988494068">
            <text:p>-31.356098849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3732">
            <text:p>3732</text:p>
          </table:table-cell>
          <table:table-cell office:value-type="float" office:value="6012">
            <text:p>6012</text:p>
          </table:table-cell>
          <table:table-cell office:value-type="float" office:value="9264">
            <text:p>9264</text:p>
          </table:table-cell>
          <table:table-cell office:value-type="float" office:value="-64.5">
            <text:p>-64.5</text:p>
          </table:table-cell>
          <table:table-cell office:value-type="float" office:value="-468.375">
            <text:p>-468.375</text:p>
          </table:table-cell>
          <table:table-cell office:value-type="float" office:value="-69">
            <text:p>-69</text:p>
          </table:table-cell>
          <table:table-cell office:value-type="float" office:value="-0.0172829581993569">
            <text:p>-0.0172829582</text:p>
          </table:table-cell>
          <table:table-cell office:value-type="float" office:value="-0.0779066866267465">
            <text:p>-0.0779066866</text:p>
          </table:table-cell>
          <table:table-cell office:value-type="float" office:value="-0.00744818652849741">
            <text:p>-0.0074481865</text:p>
          </table:table-cell>
          <table:table-cell office:value-type="float" office:value="0.940095099564727">
            <text:p>0.9400950996</text:p>
          </table:table-cell>
          <table:table-cell office:value-type="float" office:value="0.739222722375857">
            <text:p>0.7392227224</text:p>
          </table:table-cell>
          <table:table-cell office:value-type="float" office:value="0.974040079096083">
            <text:p>0.9740400791</text:p>
          </table:table-cell>
          <table:table-cell office:value-type="float" office:value="0">
            <text:p>0</text:p>
          </table:table-cell>
          <table:table-cell office:value-type="float" office:value="-8.54588808820833">
            <text:p>-8.54588808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4080">
            <text:p>4080</text:p>
          </table:table-cell>
          <table:table-cell office:value-type="float" office:value="6384">
            <text:p>6384</text:p>
          </table:table-cell>
          <table:table-cell office:value-type="float" office:value="9204">
            <text:p>9204</text:p>
          </table:table-cell>
          <table:table-cell office:value-type="float" office:value="25.5">
            <text:p>25.5</text:p>
          </table:table-cell>
          <table:table-cell office:value-type="float" office:value="-325.25">
            <text:p>-325.25</text:p>
          </table:table-cell>
          <table:table-cell office:value-type="float" office:value="-79.5">
            <text:p>-79.5</text:p>
          </table:table-cell>
          <table:table-cell office:value-type="float" office:value="0.00625">
            <text:p>0.00625</text:p>
          </table:table-cell>
          <table:table-cell office:value-type="float" office:value="-0.0509476817042607">
            <text:p>-0.0509476817</text:p>
          </table:table-cell>
          <table:table-cell office:value-type="float" office:value="-0.00863754889178618">
            <text:p>-0.0086375489</text:p>
          </table:table-cell>
          <table:table-cell office:value-type="float" office:value="1.0219515625">
            <text:p>1.0219515625</text:p>
          </table:table-cell>
          <table:table-cell office:value-type="float" office:value="0.826770619926324">
            <text:p>0.8267706199</text:p>
          </table:table-cell>
          <table:table-cell office:value-type="float" office:value="0.96991480909043">
            <text:p>0.9699148091</text:p>
          </table:table-cell>
          <table:table-cell office:value-type="float" office:value="0">
            <text:p>0</text:p>
          </table:table-cell>
          <table:table-cell office:value-type="float" office:value="-13.2554840226129">
            <text:p>-13.2554840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3348">
            <text:p>3348</text:p>
          </table:table-cell>
          <table:table-cell office:value-type="float" office:value="5580">
            <text:p>5580</text:p>
          </table:table-cell>
          <table:table-cell office:value-type="float" office:value="8738">
            <text:p>8738</text:p>
          </table:table-cell>
          <table:table-cell office:value-type="float" office:value="-76.5">
            <text:p>-76.5</text:p>
          </table:table-cell>
          <table:table-cell office:value-type="float" office:value="-127.5">
            <text:p>-127.5</text:p>
          </table:table-cell>
          <table:table-cell office:value-type="float" office:value="-208.25">
            <text:p>-208.25</text:p>
          </table:table-cell>
          <table:table-cell table:number-columns-repeated="2" office:value-type="float" office:value="-0.0228494623655914">
            <text:p>-0.0228494624</text:p>
          </table:table-cell>
          <table:table-cell office:value-type="float" office:value="-0.0238326848249027">
            <text:p>-0.0238326848</text:p>
          </table:table-cell>
          <table:table-cell table:number-columns-repeated="2" office:value-type="float" office:value="0.921050193664007">
            <text:p>0.9210501937</text:p>
          </table:table-cell>
          <table:table-cell office:value-type="float" office:value="0.917698876970128">
            <text:p>0.917698877</text:p>
          </table:table-cell>
          <table:table-cell table:number-columns-repeated="2" office:value-type="float" office:value="-29.987473762812">
            <text:p>-29.9874737628</text:p>
          </table:table-cell>
          <table:table-cell office:value-type="float" office:value="-28.7359229854529">
            <text:p>-28.735922985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3252">
            <text:p>3252</text:p>
          </table:table-cell>
          <table:table-cell office:value-type="float" office:value="5420">
            <text:p>5420</text:p>
          </table:table-cell>
          <table:table-cell office:value-type="float" office:value="8551">
            <text:p>8551</text:p>
          </table:table-cell>
          <table:table-cell office:value-type="float" office:value="-58.5">
            <text:p>-58.5</text:p>
          </table:table-cell>
          <table:table-cell office:value-type="float" office:value="-97.5">
            <text:p>-97.5</text:p>
          </table:table-cell>
          <table:table-cell office:value-type="float" office:value="-10.625">
            <text:p>-10.625</text:p>
          </table:table-cell>
          <table:table-cell table:number-columns-repeated="2" office:value-type="float" office:value="-0.0179889298892989">
            <text:p>-0.0179889299</text:p>
          </table:table-cell>
          <table:table-cell office:value-type="float" office:value="-0.00124254473161034">
            <text:p>-0.0012425447</text:p>
          </table:table-cell>
          <table:table-cell table:number-columns-repeated="2" office:value-type="float" office:value="0.937673004520636">
            <text:p>0.9376730045</text:p>
          </table:table-cell>
          <table:table-cell office:value-type="float" office:value="0.995654119517488">
            <text:p>0.99565411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578">
            <text:p>578</text:p>
          </table:table-cell>
          <table:table-cell office:value-type="float" office:value="3516">
            <text:p>3516</text:p>
          </table:table-cell>
          <table:table-cell office:value-type="float" office:value="5664">
            <text:p>5664</text:p>
          </table:table-cell>
          <table:table-cell office:value-type="float" office:value="8602">
            <text:p>8602</text:p>
          </table:table-cell>
          <table:table-cell office:value-type="float" office:value="-13.5">
            <text:p>-13.5</text:p>
          </table:table-cell>
          <table:table-cell office:value-type="float" office:value="-115">
            <text:p>-115</text:p>
          </table:table-cell>
          <table:table-cell office:value-type="float" office:value="-21.25">
            <text:p>-21.25</text:p>
          </table:table-cell>
          <table:table-cell office:value-type="float" office:value="-0.00383959044368601">
            <text:p>-0.0038395904</text:p>
          </table:table-cell>
          <table:table-cell office:value-type="float" office:value="-0.0203036723163842">
            <text:p>-0.0203036723</text:p>
          </table:table-cell>
          <table:table-cell office:value-type="float" office:value="-0.0024703557312253">
            <text:p>-0.0024703557</text:p>
          </table:table-cell>
          <table:table-cell office:value-type="float" office:value="0.986590328658459">
            <text:p>0.9865903287</text:p>
          </table:table-cell>
          <table:table-cell office:value-type="float" office:value="0.929745135547336">
            <text:p>0.9297451355</text:p>
          </table:table-cell>
          <table:table-cell office:value-type="float" office:value="0.991365716149291">
            <text:p>0.9913657161</text:p>
          </table:table-cell>
          <table:table-cell office:value-type="float" office:value="0">
            <text:p>0</text:p>
          </table:table-cell>
          <table:table-cell office:value-type="float" office:value="-33.7912470466185">
            <text:p>-33.7912470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2928">
            <text:p>2928</text:p>
          </table:table-cell>
          <table:table-cell office:value-type="float" office:value="5401">
            <text:p>5401</text:p>
          </table:table-cell>
          <table:table-cell office:value-type="float" office:value="9207">
            <text:p>9207</text:p>
          </table:table-cell>
          <table:table-cell office:value-type="float" office:value="-61.5">
            <text:p>-61.5</text:p>
          </table:table-cell>
          <table:table-cell office:value-type="float" office:value="-170.5">
            <text:p>-170.5</text:p>
          </table:table-cell>
          <table:table-cell office:value-type="float" office:value="-324">
            <text:p>-324</text:p>
          </table:table-cell>
          <table:table-cell office:value-type="float" office:value="-0.0210040983606557">
            <text:p>-0.0210040984</text:p>
          </table:table-cell>
          <table:table-cell office:value-type="float" office:value="-0.0315682281059063">
            <text:p>-0.0315682281</text:p>
          </table:table-cell>
          <table:table-cell office:value-type="float" office:value="-0.0351906158357771">
            <text:p>-0.0351906158</text:p>
          </table:table-cell>
          <table:table-cell office:value-type="float" office:value="0.927350353147675">
            <text:p>0.9273503531</text:p>
          </table:table-cell>
          <table:table-cell office:value-type="float" office:value="0.891464445559791">
            <text:p>0.8914644456</text:p>
          </table:table-cell>
          <table:table-cell office:value-type="float" office:value="0.879260068282867">
            <text:p>0.8792600683</text:p>
          </table:table-cell>
          <table:table-cell office:value-type="float" office:value="-32.6527684579768">
            <text:p>-32.652768458</text:p>
          </table:table-cell>
          <table:table-cell office:value-type="float" office:value="-21.6086875003413">
            <text:p>-21.6086875003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2700">
            <text:p>2700</text:p>
          </table:table-cell>
          <table:table-cell office:value-type="float" office:value="4983">
            <text:p>4983</text:p>
          </table:table-cell>
          <table:table-cell office:value-type="float" office:value="8316">
            <text:p>8316</text:p>
          </table:table-cell>
          <table:table-cell office:value-type="float" office:value="-16.875">
            <text:p>-16.875</text:p>
          </table:table-cell>
          <table:table-cell office:value-type="float" office:value="-112.75">
            <text:p>-112.75</text:p>
          </table:table-cell>
          <table:table-cell office:value-type="float" office:value="-182.25">
            <text:p>-182.25</text:p>
          </table:table-cell>
          <table:table-cell office:value-type="float" office:value="-0.00625">
            <text:p>-0.00625</text:p>
          </table:table-cell>
          <table:table-cell office:value-type="float" office:value="-0.0226269315673289">
            <text:p>-0.0226269316</text:p>
          </table:table-cell>
          <table:table-cell office:value-type="float" office:value="-0.0219155844155844">
            <text:p>-0.0219155844</text:p>
          </table:table-cell>
          <table:table-cell office:value-type="float" office:value="0.9782015625">
            <text:p>0.9782015625</text:p>
          </table:table-cell>
          <table:table-cell office:value-type="float" office:value="0.921809216457368">
            <text:p>0.9218092165</text:p>
          </table:table-cell>
          <table:table-cell office:value-type="float" office:value="0.924236828512397">
            <text:p>0.9242368285</text:p>
          </table:table-cell>
          <table:table-cell office:value-type="float" office:value="0">
            <text:p>0</text:p>
          </table:table-cell>
          <table:table-cell office:value-type="float" office:value="-30.2858286000243">
            <text:p>-30.2858286</text:p>
          </table:table-cell>
          <table:table-cell office:value-type="float" office:value="-31.2801955767134">
            <text:p>-31.280195576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4">
            <text:p>324</text:p>
          </table:table-cell>
          <table:table-cell office:value-type="float" office:value="3204">
            <text:p>3204</text:p>
          </table:table-cell>
          <table:table-cell office:value-type="float" office:value="5340">
            <text:p>5340</text:p>
          </table:table-cell>
          <table:table-cell office:value-type="float" office:value="8235">
            <text:p>8235</text:p>
          </table:table-cell>
          <table:table-cell office:value-type="float" office:value="-40.125">
            <text:p>-40.125</text:p>
          </table:table-cell>
          <table:table-cell office:value-type="float" office:value="-67">
            <text:p>-67</text:p>
          </table:table-cell>
          <table:table-cell office:value-type="float" office:value="-13.5">
            <text:p>-13.5</text:p>
          </table:table-cell>
          <table:table-cell office:value-type="float" office:value="-0.0125234082397004">
            <text:p>-0.0125234082</text:p>
          </table:table-cell>
          <table:table-cell office:value-type="float" office:value="-0.0125468164794007">
            <text:p>-0.0125468165</text:p>
          </table:table-cell>
          <table:table-cell office:value-type="float" office:value="-0.00163934426229508">
            <text:p>-0.0016393443</text:p>
          </table:table-cell>
          <table:table-cell office:value-type="float" office:value="0.956475469238768">
            <text:p>0.9564754692</text:p>
          </table:table-cell>
          <table:table-cell office:value-type="float" office:value="0.956394690625482">
            <text:p>0.9563946906</text:p>
          </table:table-cell>
          <table:table-cell office:value-type="float" office:value="0.994267562483203">
            <text:p>0.994267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office:value-type="float" office:value="359">
            <text:p>359</text:p>
          </table:table-cell>
          <table:table-cell table:number-columns-repeated="2" office:value-type="float" office:value="532">
            <text:p>532</text:p>
          </table:table-cell>
          <table:table-cell office:value-type="float" office:value="3516">
            <text:p>3516</text:p>
          </table:table-cell>
          <table:table-cell office:value-type="float" office:value="5603">
            <text:p>5603</text:p>
          </table:table-cell>
          <table:table-cell office:value-type="float" office:value="8347">
            <text:p>8347</text:p>
          </table:table-cell>
          <table:table-cell office:value-type="float" office:value="-13.5">
            <text:p>-13.5</text:p>
          </table:table-cell>
          <table:table-cell office:value-type="float" office:value="-140.5">
            <text:p>-140.5</text:p>
          </table:table-cell>
          <table:table-cell office:value-type="float" office:value="-263.5">
            <text:p>-263.5</text:p>
          </table:table-cell>
          <table:table-cell office:value-type="float" office:value="-0.00383959044368601">
            <text:p>-0.0038395904</text:p>
          </table:table-cell>
          <table:table-cell office:value-type="float" office:value="-0.0250758522220239">
            <text:p>-0.0250758522</text:p>
          </table:table-cell>
          <table:table-cell office:value-type="float" office:value="-0.0315682281059063">
            <text:p>-0.0315682281</text:p>
          </table:table-cell>
          <table:table-cell office:value-type="float" office:value="0.986590328658459">
            <text:p>0.9865903287</text:p>
          </table:table-cell>
          <table:table-cell office:value-type="float" office:value="0.913466962017651">
            <text:p>0.913466962</text:p>
          </table:table-cell>
          <table:table-cell office:value-type="float" office:value="0.891464445559791">
            <text:p>0.8914644456</text:p>
          </table:table-cell>
          <table:table-cell office:value-type="float" office:value="0">
            <text:p>0</text:p>
          </table:table-cell>
          <table:table-cell office:value-type="float" office:value="-27.2939783979039">
            <text:p>-27.2939783979</text:p>
          </table:table-cell>
          <table:table-cell office:value-type="float" office:value="-21.6086875003413">
            <text:p>-21.608687500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344">
            <text:p>344</text:p>
          </table:table-cell>
          <table:table-cell office:value-type="float" office:value="2928">
            <text:p>2928</text:p>
          </table:table-cell>
          <table:table-cell office:value-type="float" office:value="5032">
            <text:p>5032</text:p>
          </table:table-cell>
          <table:table-cell office:value-type="float" office:value="7800">
            <text:p>7800</text:p>
          </table:table-cell>
          <table:table-cell office:value-type="float" office:value="-61.5">
            <text:p>-61.5</text:p>
          </table:table-cell>
          <table:table-cell office:value-type="float" office:value="-112.625">
            <text:p>-112.625</text:p>
          </table:table-cell>
          <table:table-cell office:value-type="float" office:value="-57.875">
            <text:p>-57.875</text:p>
          </table:table-cell>
          <table:table-cell office:value-type="float" office:value="-0.0210040983606557">
            <text:p>-0.0210040984</text:p>
          </table:table-cell>
          <table:table-cell office:value-type="float" office:value="-0.0223817567567568">
            <text:p>-0.0223817568</text:p>
          </table:table-cell>
          <table:table-cell office:value-type="float" office:value="-0.00741987179487179">
            <text:p>-0.0074198718</text:p>
          </table:table-cell>
          <table:table-cell office:value-type="float" office:value="0.927350353147675">
            <text:p>0.9273503531</text:p>
          </table:table-cell>
          <table:table-cell office:value-type="float" office:value="0.922645699700968">
            <text:p>0.9226456997</text:p>
          </table:table-cell>
          <table:table-cell office:value-type="float" office:value="0.974138355532955">
            <text:p>0.9741383555</text:p>
          </table:table-cell>
          <table:table-cell office:value-type="float" office:value="-32.6527684579768">
            <text:p>-32.652768458</text:p>
          </table:table-cell>
          <table:table-cell office:value-type="float" office:value="-30.6214118100219">
            <text:p>-30.62141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36">
            <text:p>336</text:p>
          </table:table-cell>
          <table:table-cell office:value-type="float" office:value="2700">
            <text:p>2700</text:p>
          </table:table-cell>
          <table:table-cell office:value-type="float" office:value="5044">
            <text:p>5044</text:p>
          </table:table-cell>
          <table:table-cell office:value-type="float" office:value="7714">
            <text:p>7714</text:p>
          </table:table-cell>
          <table:table-cell office:value-type="float" office:value="52">
            <text:p>52</text:p>
          </table:table-cell>
          <table:table-cell office:value-type="float" office:value="36.5">
            <text:p>36.5</text:p>
          </table:table-cell>
          <table:table-cell office:value-type="float" office:value="55.75">
            <text:p>55.75</text:p>
          </table:table-cell>
          <table:table-cell office:value-type="float" office:value="0.0192592592592593">
            <text:p>0.0192592593</text:p>
          </table:table-cell>
          <table:table-cell office:value-type="float" office:value="0.00723632038065028">
            <text:p>0.0072363204</text:p>
          </table:table-cell>
          <table:table-cell office:value-type="float" office:value="0.00722711952294529">
            <text:p>0.0072271195</text:p>
          </table:table-cell>
          <table:table-cell office:value-type="float" office:value="1.06813440877915">
            <text:p>1.0681344088</text:p>
          </table:table-cell>
          <table:table-cell office:value-type="float" office:value="1.02542975542427">
            <text:p>1.0254297554</text:p>
          </table:table-cell>
          <table:table-cell office:value-type="float" office:value="1.02539729159324">
            <text:p>1.02539729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office:value-type="float" office:value="340">
            <text:p>34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3204">
            <text:p>3204</text:p>
          </table:table-cell>
          <table:table-cell office:value-type="float" office:value="5187">
            <text:p>5187</text:p>
          </table:table-cell>
          <table:table-cell office:value-type="float" office:value="7361">
            <text:p>7361</text:p>
          </table:table-cell>
          <table:table-cell office:value-type="float" office:value="59.625">
            <text:p>59.625</text:p>
          </table:table-cell>
          <table:table-cell office:value-type="float" office:value="81.625">
            <text:p>81.625</text:p>
          </table:table-cell>
          <table:table-cell office:value-type="float" office:value="-74.375">
            <text:p>-74.375</text:p>
          </table:table-cell>
          <table:table-cell office:value-type="float" office:value="0.0186095505617978">
            <text:p>0.0186095506</text:p>
          </table:table-cell>
          <table:table-cell office:value-type="float" office:value="0.0157364565259302">
            <text:p>0.0157364565</text:p>
          </table:table-cell>
          <table:table-cell office:value-type="float" office:value="-0.0101039260969977">
            <text:p>-0.0101039261</text:p>
          </table:table-cell>
          <table:table-cell office:value-type="float" office:value="1.06581220509563">
            <text:p>1.0658122051</text:p>
          </table:table-cell>
          <table:table-cell office:value-type="float" office:value="1.05556296452618">
            <text:p>1.0555629645</text:p>
          </table:table-cell>
          <table:table-cell office:value-type="float" office:value="0.964836353732752">
            <text:p>0.96483635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2877">
            <text:p>2877</text:p>
          </table:table-cell>
          <table:table-cell office:value-type="float" office:value="4741">
            <text:p>4741</text:p>
          </table:table-cell>
          <table:table-cell office:value-type="float" office:value="8154">
            <text:p>8154</text:p>
          </table:table-cell>
          <table:table-cell office:value-type="float" office:value="-121.625">
            <text:p>-121.625</text:p>
          </table:table-cell>
          <table:table-cell office:value-type="float" office:value="25.75">
            <text:p>25.75</text:p>
          </table:table-cell>
          <table:table-cell office:value-type="float" office:value="66">
            <text:p>66</text:p>
          </table:table-cell>
          <table:table-cell office:value-type="float" office:value="-0.0422749391727494">
            <text:p>-0.0422749392</text:p>
          </table:table-cell>
          <table:table-cell office:value-type="float" office:value="0.00543134359839696">
            <text:p>0.0054313436</text:p>
          </table:table-cell>
          <table:table-cell office:value-type="float" office:value="0.00809418690213392">
            <text:p>0.0080941869</text:p>
          </table:table-cell>
          <table:table-cell office:value-type="float" office:value="0.855540567040214">
            <text:p>0.855540567</text:p>
          </table:table-cell>
          <table:table-cell office:value-type="float" office:value="1.01906752160123">
            <text:p>1.0190675216</text:p>
          </table:table-cell>
          <table:table-cell office:value-type="float" office:value="1.02845806524622">
            <text:p>1.0284580652</text:p>
          </table:table-cell>
          <table:table-cell office:value-type="float" office:value="-16.0471036290974">
            <text:p>-16.04710362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1">
            <text:p>271</text:p>
          </table:table-cell>
          <table:table-cell office:value-type="float" office:value="2700">
            <text:p>2700</text:p>
          </table:table-cell>
          <table:table-cell office:value-type="float" office:value="4500">
            <text:p>4500</text:p>
          </table:table-cell>
          <table:table-cell office:value-type="float" office:value="8100">
            <text:p>8100</text:p>
          </table:table-cell>
          <table:table-cell office:value-type="float" office:value="-44.25">
            <text:p>-44.25</text:p>
          </table:table-cell>
          <table:table-cell office:value-type="float" office:value="168.375">
            <text:p>168.375</text:p>
          </table:table-cell>
          <table:table-cell office:value-type="float" office:value="303.125">
            <text:p>303.125</text:p>
          </table:table-cell>
          <table:table-cell office:value-type="float" office:value="-0.0163888888888889">
            <text:p>-0.0163888889</text:p>
          </table:table-cell>
          <table:table-cell office:value-type="float" office:value="0.0374166666666667">
            <text:p>0.0374166667</text:p>
          </table:table-cell>
          <table:table-cell office:value-type="float" office:value="0.0374228395061728">
            <text:p>0.0374228395</text:p>
          </table:table-cell>
          <table:table-cell office:value-type="float" office:value="0.943165336419753">
            <text:p>0.9431653364</text:p>
          </table:table-cell>
          <table:table-cell office:value-type="float" office:value="1.13370234694444">
            <text:p>1.1337023469</text:p>
          </table:table-cell>
          <table:table-cell office:value-type="float" office:value="1.13372485734835">
            <text:p>1.1337248573</text:p>
          </table:table-cell>
          <table:table-cell office:value-type="float" office:value="0">
            <text:p>0</text:p>
          </table:table-cell>
          <table:table-cell office:value-type="float" office:value="18.8695435045933">
            <text:p>18.8695435046</text:p>
          </table:table-cell>
          <table:table-cell office:value-type="float" office:value="18.8664874756938">
            <text:p>18.866487475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11">
            <text:p>311</text:p>
          </table:table-cell>
          <table:table-cell office:value-type="float" office:value="2906">
            <text:p>2906</text:p>
          </table:table-cell>
          <table:table-cell office:value-type="float" office:value="5139">
            <text:p>5139</text:p>
          </table:table-cell>
          <table:table-cell office:value-type="float" office:value="9251">
            <text:p>9251</text:p>
          </table:table-cell>
          <table:table-cell office:value-type="float" office:value="-90.125">
            <text:p>-90.125</text:p>
          </table:table-cell>
          <table:table-cell office:value-type="float" office:value="206.125">
            <text:p>206.125</text:p>
          </table:table-cell>
          <table:table-cell office:value-type="float" office:value="371">
            <text:p>371</text:p>
          </table:table-cell>
          <table:table-cell office:value-type="float" office:value="-0.0310134205092911">
            <text:p>-0.0310134205</text:p>
          </table:table-cell>
          <table:table-cell office:value-type="float" office:value="0.0401099435687877">
            <text:p>0.0401099436</text:p>
          </table:table-cell>
          <table:table-cell office:value-type="float" office:value="0.0401037725651281">
            <text:p>0.0401037726</text:p>
          </table:table-cell>
          <table:table-cell office:value-type="float" office:value="0.893338219430786">
            <text:p>0.8933382194</text:p>
          </table:table-cell>
          <table:table-cell office:value-type="float" office:value="1.14353806533402">
            <text:p>1.1435380653</text:p>
          </table:table-cell>
          <table:table-cell office:value-type="float" office:value="1.1435154966229">
            <text:p>1.1435154966</text:p>
          </table:table-cell>
          <table:table-cell office:value-type="float" office:value="-22.0015174215916">
            <text:p>-22.0015174216</text:p>
          </table:table-cell>
          <table:table-cell office:value-type="float" office:value="17.6254827127568">
            <text:p>17.6254827128</text:p>
          </table:table-cell>
          <table:table-cell office:value-type="float" office:value="17.6281422124734">
            <text:p>17.628142212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2924">
            <text:p>2924</text:p>
          </table:table-cell>
          <table:table-cell office:value-type="float" office:value="5172">
            <text:p>5172</text:p>
          </table:table-cell>
          <table:table-cell office:value-type="float" office:value="9307">
            <text:p>9307</text:p>
          </table:table-cell>
          <table:table-cell office:value-type="float" office:value="-78">
            <text:p>-78</text:p>
          </table:table-cell>
          <table:table-cell office:value-type="float" office:value="-49.8571428571429">
            <text:p>-49.8571428571</text:p>
          </table:table-cell>
          <table:table-cell office:value-type="float" office:value="179.5">
            <text:p>179.5</text:p>
          </table:table-cell>
          <table:table-cell office:value-type="float" office:value="-0.0266757865937073">
            <text:p>-0.0266757866</text:p>
          </table:table-cell>
          <table:table-cell office:value-type="float" office:value="-0.00963981880455198">
            <text:p>-0.0096398188</text:p>
          </table:table-cell>
          <table:table-cell office:value-type="float" office:value="0.0192865585043516">
            <text:p>0.0192865585</text:p>
          </table:table-cell>
          <table:table-cell office:value-type="float" office:value="0.908029478199195">
            <text:p>0.9080294782</text:p>
          </table:table-cell>
          <table:table-cell office:value-type="float" office:value="0.966442769352974">
            <text:p>0.9664427694</text:p>
          </table:table-cell>
          <table:table-cell office:value-type="float" office:value="1.06823201858956">
            <text:p>1.0682320186</text:p>
          </table:table-cell>
          <table:table-cell office:value-type="float" office:value="-25.6359974188708">
            <text:p>-25.63599741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4">
            <text:p>4</text:p>
          </table:table-cell>
          <table:table-cell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308">
            <text:p>308</text:p>
          </table:table-cell>
          <table:table-cell office:value-type="float" office:value="2651">
            <text:p>2651</text:p>
          </table:table-cell>
          <table:table-cell office:value-type="float" office:value="4789">
            <text:p>4789</text:p>
          </table:table-cell>
          <table:table-cell office:value-type="float" office:value="8439">
            <text:p>8439</text:p>
          </table:table-cell>
          <table:table-cell office:value-type="float" office:value="-23.1428571428571">
            <text:p>-23.1428571429</text:p>
          </table:table-cell>
          <table:table-cell office:value-type="float" office:value="-102.25">
            <text:p>-102.25</text:p>
          </table:table-cell>
          <table:table-cell office:value-type="float" office:value="70.1428571428571">
            <text:p>70.1428571429</text:p>
          </table:table-cell>
          <table:table-cell office:value-type="float" office:value="-0.00872985935226599">
            <text:p>-0.0087298594</text:p>
          </table:table-cell>
          <table:table-cell office:value-type="float" office:value="-0.0213510127375235">
            <text:p>-0.0213510127</text:p>
          </table:table-cell>
          <table:table-cell office:value-type="float" office:value="0.00831174986880639">
            <text:p>0.0083117499</text:p>
          </table:table-cell>
          <table:table-cell office:value-type="float" office:value="0.969594864737917">
            <text:p>0.9695948647</text:p>
          </table:table-cell>
          <table:table-cell office:value-type="float" office:value="0.926164952278707">
            <text:p>0.9261649523</text:p>
          </table:table-cell>
          <table:table-cell office:value-type="float" office:value="1.02922653150515">
            <text:p>1.0292265315</text:p>
          </table:table-cell>
          <table:table-cell office:value-type="float" office:value="0">
            <text:p>0</text:p>
          </table:table-cell>
          <table:table-cell office:value-type="float" office:value="-32.1165499288359">
            <text:p>-32.1165499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2547">
            <text:p>2547</text:p>
          </table:table-cell>
          <table:table-cell office:value-type="float" office:value="4831">
            <text:p>4831</text:p>
          </table:table-cell>
          <table:table-cell office:value-type="float" office:value="9013">
            <text:p>9013</text:p>
          </table:table-cell>
          <table:table-cell office:value-type="float" office:value="0">
            <text:p>0</text:p>
          </table:table-cell>
          <table:table-cell office:value-type="float" office:value="105.4">
            <text:p>105.4</text:p>
          </table:table-cell>
          <table:table-cell office:value-type="float" office:value="90.8333333333333">
            <text:p>90.8333333333</text:p>
          </table:table-cell>
          <table:table-cell office:value-type="float" office:value="0">
            <text:p>0</text:p>
          </table:table-cell>
          <table:table-cell office:value-type="float" office:value="0.0218174291037052">
            <text:p>0.0218174291</text:p>
          </table:table-cell>
          <table:table-cell office:value-type="float" office:value="0.0100780354303044">
            <text:p>0.0100780354</text:p>
          </table:table-cell>
          <table:table-cell office:value-type="float" office:value="0.86">
            <text:p>0.86</text:p>
          </table:table-cell>
          <table:table-cell office:value-type="float" office:value="1.07729396227985">
            <text:p>1.0772939623</text:p>
          </table:table-cell>
          <table:table-cell office:value-type="float" office:value="1.03547219493041">
            <text:p>1.0354721949</text:p>
          </table:table-cell>
          <table:table-cell office:value-type="float" office:value="0">
            <text:p>0</text:p>
          </table:table-cell>
          <table:table-cell office:value-type="float" office:value="32.1156687603459">
            <text:p>32.1156687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2446">
            <text:p>2446</text:p>
          </table:table-cell>
          <table:table-cell office:value-type="float" office:value="4847">
            <text:p>4847</text:p>
          </table:table-cell>
          <table:table-cell office:value-type="float" office:value="9043">
            <text:p>9043</text:p>
          </table:table-cell>
          <table:table-cell office:value-type="float" office:value="0">
            <text:p>0</text:p>
          </table:table-cell>
          <table:table-cell office:value-type="float" office:value="14.75">
            <text:p>14.75</text:p>
          </table:table-cell>
          <table:table-cell office:value-type="float" office:value="-121.2">
            <text:p>-121.2</text:p>
          </table:table-cell>
          <table:table-cell office:value-type="float" office:value="0">
            <text:p>0</text:p>
          </table:table-cell>
          <table:table-cell office:value-type="float" office:value="0.0030431194553332">
            <text:p>0.0030431195</text:p>
          </table:table-cell>
          <table:table-cell office:value-type="float" office:value="-0.0134026318699547">
            <text:p>-0.0134026319</text:p>
          </table:table-cell>
          <table:table-cell office:value-type="float" office:value="0.86">
            <text:p>0.86</text:p>
          </table:table-cell>
          <table:table-cell office:value-type="float" office:value="1.01066906882266">
            <text:p>1.0106690688</text:p>
          </table:table-cell>
          <table:table-cell office:value-type="float" office:value="0.9534428643156">
            <text:p>0.95344286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5">
            <text:p>5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2350">
            <text:p>2350</text:p>
          </table:table-cell>
          <table:table-cell office:value-type="float" office:value="4839">
            <text:p>4839</text:p>
          </table:table-cell>
          <table:table-cell office:value-type="float" office:value="9142">
            <text:p>9142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01">
            <text:p>1.01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2257">
            <text:p>2257</text:p>
          </table:table-cell>
          <table:table-cell office:value-type="float" office:value="4852">
            <text:p>4852</text:p>
          </table:table-cell>
          <table:table-cell office:value-type="float" office:value="9357">
            <text:p>9357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01">
            <text:p>1.01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67">
            <text:p>267</text:p>
          </table:table-cell>
          <table:table-cell office:value-type="float" office:value="2168">
            <text:p>2168</text:p>
          </table:table-cell>
          <table:table-cell office:value-type="float" office:value="4786">
            <text:p>4786</text:p>
          </table:table-cell>
          <table:table-cell office:value-type="float" office:value="9602">
            <text:p>9602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77.75">
            <text:p>77.75</text:p>
          </table:table-cell>
          <table:table-cell office:value-type="float" office:value="3855">
            <text:p>3855</text:p>
          </table:table-cell>
          <table:table-cell office:value-type="float" office:value="15451.75">
            <text:p>15451.75</text:p>
          </table:table-cell>
          <table:table-cell office:value-type="float" office:value="7.775">
            <text:p>7.775</text:p>
          </table:table-cell>
          <table:table-cell table:number-columns-repeated="3" office:value-type="float" office:value="5">
            <text:p>5</text:p>
          </table:table-cell>
          <table:table-cell office:value-type="float" office:value="302">
            <text:p>302</text:p>
          </table:table-cell>
          <table:table-cell office:value-type="float" office:value="638">
            <text:p>638</text:p>
          </table:table-cell>
          <table:table-cell office:value-type="float" office:value="302">
            <text:p>302</text:p>
          </table:table-cell>
          <table:table-cell office:value-type="float" office:value="2083">
            <text:p>2083</text:p>
          </table:table-cell>
          <table:table-cell office:value-type="float" office:value="4751">
            <text:p>4751</text:p>
          </table:table-cell>
          <table:table-cell office:value-type="float" office:value="9853">
            <text:p>9853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1">
            <text:p>71</text:p>
          </table:table-cell>
          <table:table-cell office:value-type="float" office:value="3820.33333333333">
            <text:p>3820.3333333333</text:p>
          </table:table-cell>
          <table:table-cell office:value-type="float" office:value="14581">
            <text:p>14581</text:p>
          </table:table-cell>
          <table:table-cell office:value-type="float" office:value="7.94666666666667">
            <text:p>7.9466666667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00">
            <text:p>300</text:p>
          </table:table-cell>
          <table:table-cell office:value-type="float" office:value="2001">
            <text:p>2001</text:p>
          </table:table-cell>
          <table:table-cell office:value-type="float" office:value="4741">
            <text:p>4741</text:p>
          </table:table-cell>
          <table:table-cell office:value-type="float" office:value="10111">
            <text:p>10111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6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6">
            <text:p>0.86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.5">
            <text:p>13.5</text:p>
          </table:table-cell>
          <table:table-cell office:value-type="float" office:value="22.5">
            <text:p>22.5</text:p>
          </table:table-cell>
          <table:table-cell office:value-type="float" office:value="23.8">
            <text:p>23.8</text:p>
          </table:table-cell>
          <table:table-cell office:value-type="float" office:value="13010">
            <text:p>13010</text:p>
          </table:table-cell>
          <table:table-cell office:value-type="float" office:value="13051">
            <text:p>13051</text:p>
          </table:table-cell>
          <table:table-cell office:value-type="float" office:value="13742">
            <text:p>137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4:38.05</dc:date>
    <dc:creator>Liam Widdess</dc:creator>
    <meta:editing-duration>P2DT3H30M52S</meta:editing-duration>
    <meta:editing-cycles>185</meta:editing-cycles>
    <meta:generator>OpenOffice/4.1.7$Win32 OpenOffice.org_project/417m1$Build-9800</meta:generator>
    <meta:document-statistic meta:table-count="8" meta:cell-count="994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260">
                <text:p>19260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854">
                <text:p>14854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41">
                <text:p>15041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472">
                <text:p>20472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320">
                <text:p>15320</text:p>
              </table:table-cell>
              <table:table-cell office:value-type="float" office:value="21606">
                <text:p>21606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746">
                <text:p>14746</text:p>
              </table:table-cell>
              <table:table-cell office:value-type="float" office:value="21867">
                <text:p>21867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052">
                <text:p>15052</text:p>
              </table:table-cell>
              <table:table-cell office:value-type="float" office:value="20382">
                <text:p>20382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608">
                <text:p>15608</text:p>
              </table:table-cell>
              <table:table-cell office:value-type="float" office:value="19810">
                <text:p>19810</text:p>
              </table:table-cell>
              <table:table-cell office:value-type="float" office:value="27533">
                <text:p>2753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249">
                <text:p>15249</text:p>
              </table:table-cell>
              <table:table-cell office:value-type="float" office:value="19697">
                <text:p>19697</text:p>
              </table:table-cell>
              <table:table-cell office:value-type="float" office:value="29131">
                <text:p>2913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746">
                <text:p>14746</text:p>
              </table:table-cell>
              <table:table-cell office:value-type="float" office:value="19939">
                <text:p>19939</text:p>
              </table:table-cell>
              <table:table-cell office:value-type="float" office:value="29533">
                <text:p>2953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052">
                <text:p>15052</text:p>
              </table:table-cell>
              <table:table-cell office:value-type="float" office:value="20338">
                <text:p>20338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495">
                <text:p>15495</text:p>
              </table:table-cell>
              <table:table-cell office:value-type="float" office:value="20472">
                <text:p>20472</text:p>
              </table:table-cell>
              <table:table-cell office:value-type="float" office:value="30897">
                <text:p>3089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444">
                <text:p>15444</text:p>
              </table:table-cell>
              <table:table-cell office:value-type="float" office:value="21762">
                <text:p>21762</text:p>
              </table:table-cell>
              <table:table-cell office:value-type="float" office:value="32617">
                <text:p>3261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654">
                <text:p>15654</text:p>
              </table:table-cell>
              <table:table-cell office:value-type="float" office:value="21898">
                <text:p>21898</text:p>
              </table:table-cell>
              <table:table-cell office:value-type="float" office:value="33772">
                <text:p>3377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998">
                <text:p>15998</text:p>
              </table:table-cell>
              <table:table-cell office:value-type="float" office:value="20772">
                <text:p>20772</text:p>
              </table:table-cell>
              <table:table-cell office:value-type="float" office:value="32378">
                <text:p>3237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598">
                <text:p>15598</text:p>
              </table:table-cell>
              <table:table-cell office:value-type="float" office:value="22468">
                <text:p>22468</text:p>
              </table:table-cell>
              <table:table-cell office:value-type="float" office:value="31106">
                <text:p>3110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0250">
                <text:p>20250</text:p>
              </table:table-cell>
              <table:table-cell office:value-type="float" office:value="32617">
                <text:p>3261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26">
                <text:p>14626</text:p>
              </table:table-cell>
              <table:table-cell office:value-type="float" office:value="20229">
                <text:p>20229</text:p>
              </table:table-cell>
              <table:table-cell office:value-type="float" office:value="33772">
                <text:p>33772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842">
                <text:p>12842</text:p>
              </table:table-cell>
              <table:table-cell office:value-type="float" office:value="20850">
                <text:p>20850</text:p>
              </table:table-cell>
              <table:table-cell office:value-type="float" office:value="32520">
                <text:p>3252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120">
                <text:p>12120</text:p>
              </table:table-cell>
              <table:table-cell office:value-type="float" office:value="20546">
                <text:p>20546</text:p>
              </table:table-cell>
              <table:table-cell office:value-type="float" office:value="31106">
                <text:p>3110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088">
                <text:p>12088</text:p>
              </table:table-cell>
              <table:table-cell office:value-type="float" office:value="19991">
                <text:p>19991</text:p>
              </table:table-cell>
              <table:table-cell office:value-type="float" office:value="32776">
                <text:p>3277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835">
                <text:p>12835</text:p>
              </table:table-cell>
              <table:table-cell office:value-type="float" office:value="19906">
                <text:p>19906</text:p>
              </table:table-cell>
              <table:table-cell office:value-type="float" office:value="33715">
                <text:p>3371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090">
                <text:p>12090</text:p>
              </table:table-cell>
              <table:table-cell office:value-type="float" office:value="19190">
                <text:p>19190</text:p>
              </table:table-cell>
              <table:table-cell office:value-type="float" office:value="32470">
                <text:p>3247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140">
                <text:p>11140</text:p>
              </table:table-cell>
              <table:table-cell office:value-type="float" office:value="17837">
                <text:p>17837</text:p>
              </table:table-cell>
              <table:table-cell office:value-type="float" office:value="30089">
                <text:p>3008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552">
                <text:p>11552</text:p>
              </table:table-cell>
              <table:table-cell office:value-type="float" office:value="17397">
                <text:p>17397</text:p>
              </table:table-cell>
              <table:table-cell office:value-type="float" office:value="27002">
                <text:p>2700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440">
                <text:p>12440</text:p>
              </table:table-cell>
              <table:table-cell office:value-type="float" office:value="16742">
                <text:p>16742</text:p>
              </table:table-cell>
              <table:table-cell office:value-type="float" office:value="24868">
                <text:p>2486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00">
                <text:p>11900</text:p>
              </table:table-cell>
              <table:table-cell office:value-type="float" office:value="15626">
                <text:p>15626</text:p>
              </table:table-cell>
              <table:table-cell office:value-type="float" office:value="22605">
                <text:p>2260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140">
                <text:p>11140</text:p>
              </table:table-cell>
              <table:table-cell office:value-type="float" office:value="15128">
                <text:p>15128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52">
                <text:p>11552</text:p>
              </table:table-cell>
              <table:table-cell office:value-type="float" office:value="15074">
                <text:p>15074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848">
                <text:p>11848</text:p>
              </table:table-cell>
              <table:table-cell office:value-type="float" office:value="15896">
                <text:p>15896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472">
                <text:p>11472</text:p>
              </table:table-cell>
              <table:table-cell office:value-type="float" office:value="15534">
                <text:p>15534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636">
                <text:p>11636</text:p>
              </table:table-cell>
              <table:table-cell office:value-type="float" office:value="16290">
                <text:p>16290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202">
                <text:p>16202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608">
                <text:p>11608</text:p>
              </table:table-cell>
              <table:table-cell office:value-type="float" office:value="15158">
                <text:p>15158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70">
                <text:p>11470</text:p>
              </table:table-cell>
              <table:table-cell office:value-type="float" office:value="15026">
                <text:p>15026</text:p>
              </table:table-cell>
              <table:table-cell office:value-type="float" office:value="21130">
                <text:p>2113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202">
                <text:p>11202</text:p>
              </table:table-cell>
              <table:table-cell office:value-type="float" office:value="14925">
                <text:p>14925</text:p>
              </table:table-cell>
              <table:table-cell office:value-type="float" office:value="22063">
                <text:p>2206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1030">
                <text:p>11030</text:p>
              </table:table-cell>
              <table:table-cell office:value-type="float" office:value="14852">
                <text:p>14852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132">
                <text:p>11132</text:p>
              </table:table-cell>
              <table:table-cell office:value-type="float" office:value="14714">
                <text:p>14714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335">
                <text:p>11335</text:p>
              </table:table-cell>
              <table:table-cell office:value-type="float" office:value="14988">
                <text:p>14988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916">
                <text:p>10916</text:p>
              </table:table-cell>
              <table:table-cell office:value-type="float" office:value="14355">
                <text:p>14355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52">
                <text:p>10352</text:p>
              </table:table-cell>
              <table:table-cell office:value-type="float" office:value="14342">
                <text:p>14342</text:p>
              </table:table-cell>
              <table:table-cell office:value-type="float" office:value="21185">
                <text:p>2118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150">
                <text:p>10150</text:p>
              </table:table-cell>
              <table:table-cell office:value-type="float" office:value="14336">
                <text:p>14336</text:p>
              </table:table-cell>
              <table:table-cell office:value-type="float" office:value="20449">
                <text:p>2044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814">
                <text:p>9814</text:p>
              </table:table-cell>
              <table:table-cell office:value-type="float" office:value="14282">
                <text:p>14282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52">
                <text:p>9852</text:p>
              </table:table-cell>
              <table:table-cell office:value-type="float" office:value="13580">
                <text:p>13580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0010">
                <text:p>10010</text:p>
              </table:table-cell>
              <table:table-cell office:value-type="float" office:value="13597">
                <text:p>13597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955">
                <text:p>9955</text:p>
              </table:table-cell>
              <table:table-cell office:value-type="float" office:value="14298">
                <text:p>14298</text:p>
              </table:table-cell>
              <table:table-cell office:value-type="float" office:value="20132">
                <text:p>2013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3257">
                <text:p>13257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392">
                <text:p>9392</text:p>
              </table:table-cell>
              <table:table-cell office:value-type="float" office:value="12784">
                <text:p>12784</text:p>
              </table:table-cell>
              <table:table-cell office:value-type="float" office:value="18723">
                <text:p>1872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818">
                <text:p>7818</text:p>
              </table:table-cell>
              <table:table-cell office:value-type="float" office:value="12626">
                <text:p>12626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172">
                <text:p>6172</text:p>
              </table:table-cell>
              <table:table-cell office:value-type="float" office:value="11268">
                <text:p>11268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4728">
                <text:p>4728</text:p>
              </table:table-cell>
              <table:table-cell office:value-type="float" office:value="10350">
                <text:p>10350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128">
                <text:p>4128</text:p>
              </table:table-cell>
              <table:table-cell office:value-type="float" office:value="10184">
                <text:p>10184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480">
                <text:p>3480</text:p>
              </table:table-cell>
              <table:table-cell office:value-type="float" office:value="10094">
                <text:p>10094</text:p>
              </table:table-cell>
              <table:table-cell office:value-type="float" office:value="18081">
                <text:p>1808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3888">
                <text:p>3888</text:p>
              </table:table-cell>
              <table:table-cell office:value-type="float" office:value="8740">
                <text:p>8740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4308">
                <text:p>4308</text:p>
              </table:table-cell>
              <table:table-cell office:value-type="float" office:value="8670">
                <text:p>8670</text:p>
              </table:table-cell>
              <table:table-cell office:value-type="float" office:value="17431">
                <text:p>1743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128">
                <text:p>4128</text:p>
              </table:table-cell>
              <table:table-cell office:value-type="float" office:value="7920">
                <text:p>7920</text:p>
              </table:table-cell>
              <table:table-cell office:value-type="float" office:value="15918">
                <text:p>1591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3480">
                <text:p>3480</text:p>
              </table:table-cell>
              <table:table-cell office:value-type="float" office:value="7416">
                <text:p>7416</text:p>
              </table:table-cell>
              <table:table-cell office:value-type="float" office:value="13372">
                <text:p>1337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3888">
                <text:p>3888</text:p>
              </table:table-cell>
              <table:table-cell office:value-type="float" office:value="6578">
                <text:p>6578</text:p>
              </table:table-cell>
              <table:table-cell office:value-type="float" office:value="10707">
                <text:p>10707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3348">
                <text:p>3348</text:p>
              </table:table-cell>
              <table:table-cell office:value-type="float" office:value="5852">
                <text:p>5852</text:p>
              </table:table-cell>
              <table:table-cell office:value-type="float" office:value="9732">
                <text:p>973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3252">
                <text:p>3252</text:p>
              </table:table-cell>
              <table:table-cell office:value-type="float" office:value="5652">
                <text:p>5652</text:p>
              </table:table-cell>
              <table:table-cell office:value-type="float" office:value="9468">
                <text:p>946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3732">
                <text:p>3732</text:p>
              </table:table-cell>
              <table:table-cell office:value-type="float" office:value="6012">
                <text:p>6012</text:p>
              </table:table-cell>
              <table:table-cell office:value-type="float" office:value="9264">
                <text:p>926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080">
                <text:p>4080</text:p>
              </table:table-cell>
              <table:table-cell office:value-type="float" office:value="6384">
                <text:p>6384</text:p>
              </table:table-cell>
              <table:table-cell office:value-type="float" office:value="9204">
                <text:p>920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348">
                <text:p>3348</text:p>
              </table:table-cell>
              <table:table-cell office:value-type="float" office:value="5580">
                <text:p>5580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3252">
                <text:p>3252</text:p>
              </table:table-cell>
              <table:table-cell office:value-type="float" office:value="5420">
                <text:p>5420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3516">
                <text:p>3516</text:p>
              </table:table-cell>
              <table:table-cell office:value-type="float" office:value="5664">
                <text:p>5664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928">
                <text:p>2928</text:p>
              </table:table-cell>
              <table:table-cell office:value-type="float" office:value="5401">
                <text:p>5401</text:p>
              </table:table-cell>
              <table:table-cell office:value-type="float" office:value="9207">
                <text:p>920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700">
                <text:p>2700</text:p>
              </table:table-cell>
              <table:table-cell office:value-type="float" office:value="4983">
                <text:p>4983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3204">
                <text:p>3204</text:p>
              </table:table-cell>
              <table:table-cell office:value-type="float" office:value="5340">
                <text:p>5340</text:p>
              </table:table-cell>
              <table:table-cell office:value-type="float" office:value="8235">
                <text:p>823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3516">
                <text:p>3516</text:p>
              </table:table-cell>
              <table:table-cell office:value-type="float" office:value="5603">
                <text:p>5603</text:p>
              </table:table-cell>
              <table:table-cell office:value-type="float" office:value="8347">
                <text:p>834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2928">
                <text:p>2928</text:p>
              </table:table-cell>
              <table:table-cell office:value-type="float" office:value="5032">
                <text:p>503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2700">
                <text:p>2700</text:p>
              </table:table-cell>
              <table:table-cell office:value-type="float" office:value="5044">
                <text:p>5044</text:p>
              </table:table-cell>
              <table:table-cell office:value-type="float" office:value="7714">
                <text:p>771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3204">
                <text:p>3204</text:p>
              </table:table-cell>
              <table:table-cell office:value-type="float" office:value="5187">
                <text:p>5187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877">
                <text:p>2877</text:p>
              </table:table-cell>
              <table:table-cell office:value-type="float" office:value="4741">
                <text:p>4741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700">
                <text:p>2700</text:p>
              </table:table-cell>
              <table:table-cell office:value-type="float" office:value="4500">
                <text:p>4500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2906">
                <text:p>2906</text:p>
              </table:table-cell>
              <table:table-cell office:value-type="float" office:value="5139">
                <text:p>5139</text:p>
              </table:table-cell>
              <table:table-cell office:value-type="float" office:value="9251">
                <text:p>925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2924">
                <text:p>2924</text:p>
              </table:table-cell>
              <table:table-cell office:value-type="float" office:value="5172">
                <text:p>5172</text:p>
              </table:table-cell>
              <table:table-cell office:value-type="float" office:value="9307">
                <text:p>930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2651">
                <text:p>2651</text:p>
              </table:table-cell>
              <table:table-cell office:value-type="float" office:value="4789">
                <text:p>4789</text:p>
              </table:table-cell>
              <table:table-cell office:value-type="float" office:value="8439">
                <text:p>843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2547">
                <text:p>2547</text:p>
              </table:table-cell>
              <table:table-cell office:value-type="float" office:value="4831">
                <text:p>4831</text:p>
              </table:table-cell>
              <table:table-cell office:value-type="float" office:value="9013">
                <text:p>90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2446">
                <text:p>2446</text:p>
              </table:table-cell>
              <table:table-cell office:value-type="float" office:value="4847">
                <text:p>4847</text:p>
              </table:table-cell>
              <table:table-cell office:value-type="float" office:value="9043">
                <text:p>904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2350">
                <text:p>2350</text:p>
              </table:table-cell>
              <table:table-cell office:value-type="float" office:value="4839">
                <text:p>4839</text:p>
              </table:table-cell>
              <table:table-cell office:value-type="float" office:value="9142">
                <text:p>914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2257">
                <text:p>2257</text:p>
              </table:table-cell>
              <table:table-cell office:value-type="float" office:value="4852">
                <text:p>4852</text:p>
              </table:table-cell>
              <table:table-cell office:value-type="float" office:value="9357">
                <text:p>9357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2168">
                <text:p>2168</text:p>
              </table:table-cell>
              <table:table-cell office:value-type="float" office:value="4786">
                <text:p>4786</text:p>
              </table:table-cell>
              <table:table-cell office:value-type="float" office:value="9602">
                <text:p>960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2083">
                <text:p>2083</text:p>
              </table:table-cell>
              <table:table-cell office:value-type="float" office:value="4751">
                <text:p>4751</text:p>
              </table:table-cell>
              <table:table-cell office:value-type="float" office:value="9853">
                <text:p>985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2001">
                <text:p>2001</text:p>
              </table:table-cell>
              <table:table-cell office:value-type="float" office:value="4741">
                <text:p>4741</text:p>
              </table:table-cell>
              <table:table-cell office:value-type="float" office:value="10111">
                <text:p>10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20.33333333333">
                <text:p>3820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7cm" svg:y="1.404cm" svg:width="30.90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775">
                <text:p>7.775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94666666666667">
                <text:p>7.94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5cm" svg:y="1.352cm" svg:width="31.36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34041985268">
                <text:p>0.993404198526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7139161171281">
                <text:p>0.99713916117128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7991804326692">
                <text:p>0.99799180432669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380913161428">
                <text:p>1.0038091316142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2031299794913">
                <text:p>1.0203129979491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92854455383">
                <text:p>1.029285445538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9043127723533">
                <text:p>0.98904312772353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5581866237638">
                <text:p>1.0558186623763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649664964808">
                <text:p>1.0664966496480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835078149381">
                <text:p>1.0383507814938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7308457875813">
                <text:p>0.99730845787581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46242277574">
                <text:p>1.00046242277574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561732225263">
                <text:p>1.0256173222526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8616242866022">
                <text:p>1.0861624286602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60937609417183">
                <text:p>0.86093760941718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24805902301478">
                <text:p>0.82480590230147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7205376692714">
                <text:p>0.9720537669271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533525251166">
                <text:p>1.0753352525116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45267350934972">
                <text:p>0.845267350934972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12948285585">
                <text:p>0.811294828558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46595487363463">
                <text:p>0.94659548736346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4344119411736">
                <text:p>0.90434411941173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87906822580347">
                <text:p>0.98790682258034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300533149875">
                <text:p>0.97630053314987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47967720701141">
                <text:p>0.94796772070114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1520152519531">
                <text:p>0.98152015251953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87648541301">
                <text:p>0.9636876485413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68869307473692">
                <text:p>0.96886930747369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1332550132732">
                <text:p>0.94133255013273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955469250313">
                <text:p>0.99195546925031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1526500278532">
                <text:p>1.0152650027853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6824563893505">
                <text:p>0.9682456389350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61249842276323">
                <text:p>0.96124984227632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8230188001674">
                <text:p>0.98823018800167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65253970399176">
                <text:p>0.96525397039917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12247932280519">
                <text:p>0.91224793228051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6557960889271">
                <text:p>0.94655796088927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43712490686883">
                <text:p>0.9437124906868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62075521959527">
                <text:p>0.96207552195952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7890889841035">
                <text:p>0.91789088984103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7163154035807">
                <text:p>0.99716315403580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024507332556">
                <text:p>1.0002450733255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2693170269157">
                <text:p>0.96269317026915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03465829046592">
                <text:p>0.90346582904659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7182708468353">
                <text:p>0.93718270846835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846610652047694">
                <text:p>0.8466106520476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46329040755365">
                <text:p>0.94632904075536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55893509455106">
                <text:p>0.95589350945510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8493640351157">
                <text:p>0.849364035115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700077923177904">
                <text:p>0.70007792317790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16181313541172">
                <text:p>0.91618131354117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756214571198213">
                <text:p>0.75621457119821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22495998827035">
                <text:p>0.9224959988270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579970033517851">
                <text:p>0.57997003351785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583501337963362">
                <text:p>0.58350133796336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696557389465083">
                <text:p>0.69655738946508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1402239259866">
                <text:p>0.9140223925986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90159279778393">
                <text:p>0.89015927977839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594856451320365">
                <text:p>0.59485645132036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739222722375857">
                <text:p>0.73922272237585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826770619926324">
                <text:p>0.82677061992632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21050193664007">
                <text:p>0.92105019366400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37673004520636">
                <text:p>0.93767300452063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29745135547336">
                <text:p>0.92974513554733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891464445559791">
                <text:p>0.89146444555979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21809216457368">
                <text:p>0.92180921645736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56394690625482">
                <text:p>0.95639469062548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13466962017651">
                <text:p>0.91346696201765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22645699700968">
                <text:p>0.92264569970096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2542975542427">
                <text:p>1.0254297554242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5556296452618">
                <text:p>1.0555629645261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1906752160123">
                <text:p>1.0190675216012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13370234694444">
                <text:p>1.1337023469444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14353806533402">
                <text:p>1.1435380653340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66442769352974">
                <text:p>0.96644276935297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26164952278707">
                <text:p>0.92616495227870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7729396227985">
                <text:p>1.0772939622798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1066906882266">
                <text:p>1.0106690688226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5451.75">
                <text:p>15451.75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4581">
                <text:p>14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